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1pt" officeooo:rsid="004dfcc9" officeooo:paragraph-rsid="00016641" style:font-size-asian="11pt" style:font-size-complex="11pt"/>
    </style:style>
    <style:style style:name="P2" style:family="paragraph" style:parent-style-name="Heading">
      <style:paragraph-properties fo:text-align="center" style:justify-single-word="false"/>
      <style:text-properties officeooo:rsid="007b7ab9" officeooo:paragraph-rsid="00016641"/>
    </style:style>
    <style:style style:name="P3" style:family="paragraph" style:parent-style-name="Heading">
      <style:paragraph-properties fo:text-align="center" style:justify-single-word="false"/>
      <style:text-properties fo:font-size="24pt" officeooo:rsid="007b7ab9" officeooo:paragraph-rsid="00016641" style:font-size-asian="24pt" style:font-size-complex="24pt"/>
    </style:style>
    <style:style style:name="P4" style:family="paragraph" style:parent-style-name="Text_20_body">
      <style:paragraph-properties fo:text-align="center" style:justify-single-word="false"/>
      <style:text-properties officeooo:rsid="007b7ab9" officeooo:paragraph-rsid="00016641"/>
    </style:style>
    <style:style style:name="P5" style:family="paragraph" style:parent-style-name="Text_20_body">
      <style:text-properties officeooo:rsid="00527b20" officeooo:paragraph-rsid="00016641"/>
    </style:style>
    <style:style style:name="P6" style:family="paragraph" style:parent-style-name="Illustration">
      <style:paragraph-properties fo:text-align="center" style:justify-single-word="false"/>
    </style:style>
    <style:style style:name="P7" style:family="paragraph" style:parent-style-name="Text_20_body" style:list-style-name="L1">
      <style:text-properties officeooo:paragraph-rsid="0013f4fb"/>
    </style:style>
    <style:style style:name="P8" style:family="paragraph" style:parent-style-name="Text_20_body" style:list-style-name="L1">
      <style:text-properties officeooo:rsid="00720594" officeooo:paragraph-rsid="0013f4fb"/>
    </style:style>
    <style:style style:name="P9" style:family="paragraph" style:parent-style-name="Text_20_body">
      <style:text-properties fo:font-size="12pt" officeooo:rsid="0007a0c1" officeooo:paragraph-rsid="0007a0c1" style:font-size-asian="12pt" style:font-size-complex="12pt"/>
    </style:style>
    <style:style style:name="P10" style:family="paragraph" style:parent-style-name="Standard">
      <style:text-properties fo:font-size="11pt" officeooo:rsid="00b2e068" officeooo:paragraph-rsid="00016641" style:font-size-asian="11pt" style:font-size-complex="11pt"/>
    </style:style>
    <style:style style:name="P11" style:family="paragraph" style:parent-style-name="Standard">
      <style:text-properties fo:font-size="12pt" officeooo:rsid="004dfcc9" officeooo:paragraph-rsid="0007a0c1" style:font-size-asian="12pt" style:font-size-complex="12pt"/>
    </style:style>
    <style:style style:name="P12" style:family="paragraph" style:parent-style-name="Standard">
      <style:text-properties fo:font-size="12pt" officeooo:rsid="004dfcc9" officeooo:paragraph-rsid="00016641" style:font-size-asian="12pt" style:font-size-complex="12pt"/>
    </style:style>
    <style:style style:name="P13" style:family="paragraph" style:parent-style-name="Standard">
      <style:text-properties fo:font-size="12pt" officeooo:rsid="0053f01d" officeooo:paragraph-rsid="0007a0c1" style:font-size-asian="12pt" style:font-size-complex="12pt"/>
    </style:style>
    <style:style style:name="P14" style:family="paragraph" style:parent-style-name="Standard">
      <style:text-properties fo:font-size="12pt" officeooo:rsid="0053f01d" officeooo:paragraph-rsid="00016641" style:font-size-asian="12pt" style:font-size-complex="12pt"/>
    </style:style>
    <style:style style:name="P15" style:family="paragraph" style:parent-style-name="Standard">
      <style:text-properties fo:font-size="12pt" officeooo:rsid="00582266" officeooo:paragraph-rsid="0007a0c1" style:font-size-asian="12pt" style:font-size-complex="12pt"/>
    </style:style>
    <style:style style:name="P16" style:family="paragraph" style:parent-style-name="Standard">
      <style:text-properties fo:font-size="12pt" officeooo:rsid="00582266" officeooo:paragraph-rsid="00016641" style:font-size-asian="12pt" style:font-size-complex="12pt"/>
    </style:style>
    <style:style style:name="P17" style:family="paragraph" style:parent-style-name="Standard">
      <style:text-properties fo:font-size="12pt" officeooo:rsid="00582266" officeooo:paragraph-rsid="001b3776" style:font-size-asian="12pt" style:font-size-complex="12pt"/>
    </style:style>
    <style:style style:name="P18" style:family="paragraph" style:parent-style-name="Standard">
      <style:text-properties fo:font-size="12pt" officeooo:rsid="00582266" officeooo:paragraph-rsid="001b8636" style:font-size-asian="12pt" style:font-size-complex="12pt"/>
    </style:style>
    <style:style style:name="P19" style:family="paragraph" style:parent-style-name="Standard">
      <style:text-properties fo:font-size="12pt" officeooo:rsid="00527b20" officeooo:paragraph-rsid="00016641" style:font-size-asian="12pt" style:font-size-complex="12pt"/>
    </style:style>
    <style:style style:name="P20" style:family="paragraph" style:parent-style-name="Standard">
      <style:text-properties fo:font-size="12pt" officeooo:paragraph-rsid="00016641" style:font-size-asian="12pt" style:font-size-complex="12pt"/>
    </style:style>
    <style:style style:name="P21" style:family="paragraph" style:parent-style-name="Standard">
      <style:text-properties fo:font-size="12pt" officeooo:rsid="009e4850" officeooo:paragraph-rsid="00016641" style:font-size-asian="12pt" style:font-size-complex="12pt"/>
    </style:style>
    <style:style style:name="P22" style:family="paragraph" style:parent-style-name="Standard">
      <style:text-properties fo:font-size="12pt" officeooo:rsid="00a03206" officeooo:paragraph-rsid="00016641" style:font-size-asian="12pt" style:font-size-complex="12pt"/>
    </style:style>
    <style:style style:name="P23" style:family="paragraph" style:parent-style-name="Standard">
      <style:text-properties fo:font-size="12pt" officeooo:rsid="00a0890c" officeooo:paragraph-rsid="00016641" style:font-size-asian="12pt" style:font-size-complex="12pt"/>
    </style:style>
    <style:style style:name="P24" style:family="paragraph" style:parent-style-name="Standard">
      <style:text-properties fo:font-size="12pt" officeooo:rsid="00a0890c" officeooo:paragraph-rsid="001b8636" style:font-size-asian="12pt" style:font-size-complex="12pt"/>
    </style:style>
    <style:style style:name="P25" style:family="paragraph" style:parent-style-name="Standard">
      <style:text-properties fo:font-size="12pt" officeooo:rsid="000ba60f" officeooo:paragraph-rsid="000ba60f" style:font-size-asian="12pt" style:font-size-complex="12pt"/>
    </style:style>
    <style:style style:name="P26" style:family="paragraph" style:parent-style-name="Standard">
      <style:text-properties fo:font-size="12pt" officeooo:rsid="000ba60f" officeooo:paragraph-rsid="001aa45c" style:font-size-asian="12pt" style:font-size-complex="12pt"/>
    </style:style>
    <style:style style:name="P27" style:family="paragraph" style:parent-style-name="Standard">
      <style:text-properties fo:font-size="12pt" officeooo:rsid="000ba60f" officeooo:paragraph-rsid="0020cb60" style:font-size-asian="12pt" style:font-size-complex="12pt"/>
    </style:style>
    <style:style style:name="P28" style:family="paragraph" style:parent-style-name="Standard">
      <style:text-properties fo:font-size="12pt" officeooo:rsid="000ba60f" officeooo:paragraph-rsid="0023a86c" style:font-size-asian="12pt" style:font-size-complex="12pt"/>
    </style:style>
    <style:style style:name="P29" style:family="paragraph" style:parent-style-name="Standard">
      <style:text-properties fo:font-size="12pt" officeooo:rsid="000ba60f" officeooo:paragraph-rsid="0025b91d" style:font-size-asian="12pt" style:font-size-complex="12pt"/>
    </style:style>
    <style:style style:name="P30" style:family="paragraph" style:parent-style-name="Standard">
      <style:text-properties fo:font-size="12pt" officeooo:rsid="000ba60f" officeooo:paragraph-rsid="002661f3" style:font-size-asian="12pt" style:font-size-complex="12pt"/>
    </style:style>
    <style:style style:name="P31" style:family="paragraph" style:parent-style-name="Standard">
      <style:text-properties fo:font-size="12pt" officeooo:rsid="000ba60f" officeooo:paragraph-rsid="00285503" style:font-size-asian="12pt" style:font-size-complex="12pt"/>
    </style:style>
    <style:style style:name="P32" style:family="paragraph" style:parent-style-name="Standard">
      <style:text-properties fo:font-size="12pt" officeooo:rsid="00bc1894" officeooo:paragraph-rsid="00016641" style:font-size-asian="12pt" style:font-size-complex="12pt"/>
    </style:style>
    <style:style style:name="P33" style:family="paragraph" style:parent-style-name="Standard">
      <style:text-properties fo:font-size="12pt" officeooo:rsid="00b9a7c7" officeooo:paragraph-rsid="00016641" style:font-size-asian="12pt" style:font-size-complex="12pt"/>
    </style:style>
    <style:style style:name="P34" style:family="paragraph" style:parent-style-name="Standard">
      <style:text-properties fo:font-size="12pt" officeooo:rsid="00bb0040" officeooo:paragraph-rsid="00016641" style:font-size-asian="12pt" style:font-size-complex="12pt"/>
    </style:style>
    <style:style style:name="P35" style:family="paragraph" style:parent-style-name="Standard">
      <style:text-properties fo:font-size="12pt" officeooo:rsid="00bb0040" officeooo:paragraph-rsid="001b3776" style:font-size-asian="12pt" style:font-size-complex="12pt"/>
    </style:style>
    <style:style style:name="P36" style:family="paragraph" style:parent-style-name="Standard">
      <style:text-properties fo:font-size="12pt" officeooo:rsid="00b00468" officeooo:paragraph-rsid="001b8636" style:font-size-asian="12pt" style:font-size-complex="12pt"/>
    </style:style>
    <style:style style:name="P37" style:family="paragraph" style:parent-style-name="Standard">
      <style:text-properties fo:font-size="12pt" officeooo:rsid="00b0dd37" officeooo:paragraph-rsid="001b3776" style:font-size-asian="12pt" style:font-size-complex="12pt"/>
    </style:style>
    <style:style style:name="P38" style:family="paragraph" style:parent-style-name="Standard">
      <style:text-properties fo:font-size="12pt" officeooo:rsid="00b0dd37" officeooo:paragraph-rsid="001b8636" style:font-size-asian="12pt" style:font-size-complex="12pt"/>
    </style:style>
    <style:style style:name="P39" style:family="paragraph" style:parent-style-name="Standard">
      <style:text-properties fo:font-size="12pt" officeooo:rsid="00b0dd37" officeooo:paragraph-rsid="001f5709" style:font-size-asian="12pt" style:font-size-complex="12pt"/>
    </style:style>
    <style:style style:name="P40" style:family="paragraph" style:parent-style-name="Standard">
      <style:text-properties fo:font-size="12pt" officeooo:rsid="00a58a83" officeooo:paragraph-rsid="00016641" style:font-size-asian="12pt" style:font-size-complex="12pt"/>
    </style:style>
    <style:style style:name="P41" style:family="paragraph" style:parent-style-name="Standard">
      <style:text-properties fo:font-size="12pt" officeooo:rsid="00a1b0b8" officeooo:paragraph-rsid="00016641" style:font-size-asian="12pt" style:font-size-complex="12pt"/>
    </style:style>
    <style:style style:name="P42" style:family="paragraph" style:parent-style-name="Standard">
      <style:text-properties fo:font-size="12pt" officeooo:rsid="00ae6d4e" officeooo:paragraph-rsid="00016641" style:font-size-asian="12pt" style:font-size-complex="12pt"/>
    </style:style>
    <style:style style:name="P43" style:family="paragraph" style:parent-style-name="Standard">
      <style:text-properties fo:font-size="12pt" officeooo:rsid="00afd789" officeooo:paragraph-rsid="00016641" style:font-size-asian="12pt" style:font-size-complex="12pt"/>
    </style:style>
    <style:style style:name="P44" style:family="paragraph" style:parent-style-name="Standard">
      <style:text-properties fo:font-size="12pt" officeooo:rsid="00a3d6cb" officeooo:paragraph-rsid="00016641" style:font-size-asian="12pt" style:font-size-complex="12pt"/>
    </style:style>
    <style:style style:name="P45" style:family="paragraph" style:parent-style-name="Standard">
      <style:text-properties fo:font-size="12pt" officeooo:rsid="00a3d6cb" officeooo:paragraph-rsid="000c3bfd" style:font-size-asian="12pt" style:font-size-complex="12pt"/>
    </style:style>
    <style:style style:name="P46" style:family="paragraph" style:parent-style-name="Standard">
      <style:text-properties fo:font-size="12pt" officeooo:rsid="00a3d6cb" officeooo:paragraph-rsid="001d4f77" style:font-size-asian="12pt" style:font-size-complex="12pt"/>
    </style:style>
    <style:style style:name="P47" style:family="paragraph" style:parent-style-name="Standard">
      <style:text-properties fo:font-size="12pt" officeooo:rsid="00a3d6cb" officeooo:paragraph-rsid="001f3097" style:font-size-asian="12pt" style:font-size-complex="12pt"/>
    </style:style>
    <style:style style:name="P48" style:family="paragraph" style:parent-style-name="Standard">
      <style:text-properties fo:font-size="12pt" officeooo:rsid="00b380f9" officeooo:paragraph-rsid="00016641" style:font-size-asian="12pt" style:font-size-complex="12pt"/>
    </style:style>
    <style:style style:name="P49" style:family="paragraph" style:parent-style-name="Standard">
      <style:text-properties fo:font-size="12pt" officeooo:rsid="00b2e068" officeooo:paragraph-rsid="00165314" style:font-size-asian="12pt" style:font-size-complex="12pt"/>
    </style:style>
    <style:style style:name="P50" style:family="paragraph" style:parent-style-name="Standard">
      <style:text-properties fo:font-size="12pt" officeooo:rsid="00b33996" officeooo:paragraph-rsid="00016641" style:font-size-asian="12pt" style:font-size-complex="12pt"/>
    </style:style>
    <style:style style:name="P51" style:family="paragraph" style:parent-style-name="Standard">
      <style:text-properties fo:font-size="12pt" officeooo:rsid="00b4bf6f" officeooo:paragraph-rsid="00016641" style:font-size-asian="12pt" style:font-size-complex="12pt"/>
    </style:style>
    <style:style style:name="P52" style:family="paragraph" style:parent-style-name="Standard">
      <style:text-properties fo:font-size="12pt" officeooo:rsid="00a7f3b2" officeooo:paragraph-rsid="00016641" style:font-size-asian="12pt" style:font-size-complex="12pt"/>
    </style:style>
    <style:style style:name="P53" style:family="paragraph" style:parent-style-name="Standard">
      <style:text-properties fo:font-size="12pt" officeooo:rsid="00a1db54" officeooo:paragraph-rsid="00016641" style:font-size-asian="12pt" style:font-size-complex="12pt"/>
    </style:style>
    <style:style style:name="P54" style:family="paragraph" style:parent-style-name="Standard">
      <style:text-properties fo:font-size="12pt" officeooo:rsid="00a5eb3d" officeooo:paragraph-rsid="00016641" style:font-size-asian="12pt" style:font-size-complex="12pt"/>
    </style:style>
    <style:style style:name="P55" style:family="paragraph" style:parent-style-name="Standard">
      <style:text-properties fo:font-size="12pt" officeooo:rsid="005b1b45" officeooo:paragraph-rsid="00016641" style:font-size-asian="12pt" style:font-size-complex="12pt"/>
    </style:style>
    <style:style style:name="P56" style:family="paragraph" style:parent-style-name="Standard">
      <style:text-properties fo:font-size="12pt" officeooo:rsid="00582a23" officeooo:paragraph-rsid="00016641" style:font-size-asian="12pt" style:font-size-complex="12pt"/>
    </style:style>
    <style:style style:name="P57" style:family="paragraph" style:parent-style-name="Standard">
      <style:text-properties fo:font-size="12pt" officeooo:rsid="0059f91b" officeooo:paragraph-rsid="00016641" style:font-size-asian="12pt" style:font-size-complex="12pt"/>
    </style:style>
    <style:style style:name="P58" style:family="paragraph" style:parent-style-name="Standard">
      <style:text-properties fo:font-size="12pt" officeooo:rsid="005c07ef" officeooo:paragraph-rsid="00016641" style:font-size-asian="12pt" style:font-size-complex="12pt"/>
    </style:style>
    <style:style style:name="P59" style:family="paragraph" style:parent-style-name="Standard">
      <style:text-properties fo:font-size="12pt" officeooo:rsid="0055d7ce" officeooo:paragraph-rsid="00016641" style:font-size-asian="12pt" style:font-size-complex="12pt"/>
    </style:style>
    <style:style style:name="P60" style:family="paragraph" style:parent-style-name="Standard">
      <style:text-properties fo:font-size="12pt" officeooo:rsid="005d52ec" officeooo:paragraph-rsid="00016641" style:font-size-asian="12pt" style:font-size-complex="12pt"/>
    </style:style>
    <style:style style:name="P61" style:family="paragraph" style:parent-style-name="Standard">
      <style:text-properties fo:font-size="12pt" officeooo:rsid="0050aad9" officeooo:paragraph-rsid="00016641" style:font-size-asian="12pt" style:font-size-complex="12pt"/>
    </style:style>
    <style:style style:name="P62" style:family="paragraph" style:parent-style-name="Standard">
      <style:text-properties fo:font-size="12pt" officeooo:rsid="005250a2" officeooo:paragraph-rsid="00016641" style:font-size-asian="12pt" style:font-size-complex="12pt"/>
    </style:style>
    <style:style style:name="P63" style:family="paragraph" style:parent-style-name="Standard">
      <style:text-properties fo:font-size="12pt" officeooo:rsid="004c682d" officeooo:paragraph-rsid="00016641" style:font-size-asian="12pt" style:font-size-complex="12pt"/>
    </style:style>
    <style:style style:name="P64" style:family="paragraph" style:parent-style-name="Standard" style:list-style-name="L2">
      <style:text-properties fo:font-size="12pt" officeooo:paragraph-rsid="00016641" style:font-size-asian="12pt" style:font-size-complex="12pt"/>
    </style:style>
    <style:style style:name="P65" style:family="paragraph" style:parent-style-name="Standard" style:list-style-name="L3">
      <style:text-properties fo:font-size="12pt" officeooo:paragraph-rsid="00016641" style:font-size-asian="12pt" style:font-size-complex="12pt"/>
    </style:style>
    <style:style style:name="P66" style:family="paragraph" style:parent-style-name="Standard">
      <style:text-properties fo:font-size="12pt" officeooo:paragraph-rsid="0022209c" style:font-size-asian="12pt" style:font-size-complex="12pt"/>
    </style:style>
    <style:style style:name="P67" style:family="paragraph" style:parent-style-name="Standard">
      <style:text-properties fo:font-size="12pt" officeooo:paragraph-rsid="00247f73" style:font-size-asian="12pt" style:font-size-complex="12pt"/>
    </style:style>
    <style:style style:name="P68" style:family="paragraph" style:parent-style-name="Heading" style:master-page-name="First_20_Page">
      <style:paragraph-properties fo:text-align="center" style:justify-single-word="false" style:page-number="auto"/>
      <style:text-properties officeooo:rsid="007b7ab9" officeooo:paragraph-rsid="00016641"/>
    </style:style>
    <style:style style:name="P69" style:family="paragraph" style:parent-style-name="Heading">
      <style:text-properties officeooo:rsid="00527b20" officeooo:paragraph-rsid="00016641"/>
    </style:style>
    <style:style style:name="P70" style:family="paragraph" style:parent-style-name="Heading_20_3">
      <style:text-properties officeooo:rsid="00a0890c" officeooo:paragraph-rsid="00016641"/>
    </style:style>
    <style:style style:name="P71" style:family="paragraph" style:parent-style-name="Heading_20_3">
      <style:text-properties officeooo:paragraph-rsid="00016641"/>
    </style:style>
    <style:style style:name="P72" style:family="paragraph" style:parent-style-name="Heading_20_3">
      <style:text-properties officeooo:rsid="00a3d6cb" officeooo:paragraph-rsid="00016641"/>
    </style:style>
    <style:style style:name="P73" style:family="paragraph" style:parent-style-name="Contents_20_Heading">
      <style:paragraph-properties fo:break-before="page"/>
    </style:style>
    <style:style style:name="P74" style:family="paragraph" style:parent-style-name="Heading_20_1">
      <style:text-properties officeooo:rsid="0007a0c1" officeooo:paragraph-rsid="0013f4fb"/>
    </style:style>
    <style:style style:name="P75" style:family="paragraph" style:parent-style-name="Heading_20_1">
      <style:text-properties officeooo:rsid="0002fe18" officeooo:paragraph-rsid="0002fe18"/>
    </style:style>
    <style:style style:name="P76" style:family="paragraph" style:parent-style-name="Heading_20_1">
      <style:text-properties officeooo:rsid="000ba60f"/>
    </style:style>
    <style:style style:name="P77" style:family="paragraph" style:parent-style-name="Heading_20_1">
      <style:paragraph-properties fo:break-before="page"/>
      <style:text-properties officeooo:rsid="00720594" officeooo:paragraph-rsid="0013f4fb"/>
    </style:style>
    <style:style style:name="P78" style:family="paragraph" style:parent-style-name="Heading_20_1">
      <style:paragraph-properties fo:break-before="page"/>
      <style:text-properties officeooo:rsid="0007a0c1" officeooo:paragraph-rsid="0007a0c1"/>
    </style:style>
    <style:style style:name="P79" style:family="paragraph" style:parent-style-name="Contents_20_1">
      <style:paragraph-properties>
        <style:tab-stops>
          <style:tab-stop style:position="6.9252in" style:type="right" style:leader-style="dotted" style:leader-text="."/>
        </style:tab-stops>
      </style:paragraph-properties>
    </style:style>
    <style:style style:name="P80" style:family="paragraph" style:parent-style-name="Heading_20_5">
      <style:text-properties officeooo:paragraph-rsid="00016641"/>
    </style:style>
    <style:style style:name="P81" style:family="paragraph" style:parent-style-name="Heading_20_5">
      <style:text-properties officeooo:rsid="00b33996" officeooo:paragraph-rsid="00016641"/>
    </style:style>
    <style:style style:name="P82" style:family="paragraph" style:parent-style-name="Heading_20_10">
      <style:text-properties fo:font-size="12pt" officeooo:rsid="00a3d6cb" officeooo:paragraph-rsid="00016641" style:font-size-asian="12pt" style:font-size-complex="12pt"/>
    </style:style>
    <style:style style:name="P83" style:family="paragraph" style:parent-style-name="Contents_20_3">
      <style:paragraph-properties>
        <style:tab-stops>
          <style:tab-stop style:position="6.5319in" style:type="right" style:leader-style="dotted" style:leader-text="."/>
        </style:tab-stops>
      </style:paragraph-properties>
    </style:style>
    <style:style style:name="P84" style:family="paragraph" style:parent-style-name="Contents_20_5">
      <style:paragraph-properties>
        <style:tab-stops>
          <style:tab-stop style:position="6.139in" style:type="right" style:leader-style="dotted" style:leader-text="."/>
        </style:tab-stops>
      </style:paragraph-properties>
    </style:style>
    <style:style style:name="P85" style:family="paragraph" style:parent-style-name="Figure">
      <style:paragraph-properties fo:text-align="center" style:justify-single-word="false"/>
    </style:style>
    <style:style style:name="P86"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87" style:family="paragraph">
      <style:paragraph-properties fo:margin-left="0in" fo:margin-right="0in" fo:margin-top="0in" fo:margin-bottom="0in" fo:line-height="100%" fo:text-align="start" fo:text-indent="0in"/>
    </style:style>
    <style:style style:name="P88" style:family="paragraph">
      <style:paragraph-properties fo:margin-left="0in" fo:margin-right="0in" fo:margin-top="0in" fo:margin-bottom="0in" fo:line-height="100%" fo:text-align="start" fo:text-indent="0in"/>
      <style:text-properties style:use-window-font-color="true" style:text-outline="false" style:text-line-through-style="none" style:font-name="Liberation Sans1" fo:font-size="7pt" fo:font-style="normal" fo:text-shadow="none" style:text-underline-style="none" fo:font-weight="normal" style:letter-kerning="true" style:font-name-asian="DejaVu Sans" style:font-size-asian="7pt" style:font-style-asian="normal" style:font-weight-asian="normal" style:font-name-complex="Lohit Hindi" style:font-size-complex="7pt" style:font-style-complex="normal" style:font-weight-complex="normal" style:text-emphasize="none" style:font-relief="none" style:text-overline-style="none" style:text-overline-color="font-color"/>
    </style:style>
    <style:style style:name="P89" style:family="paragraph">
      <style:paragraph-properties fo:margin-left="0in" fo:margin-right="0in" fo:margin-top="0in" fo:margin-bottom="0in" fo:line-height="100%" fo:text-align="center" fo:text-indent="0in"/>
    </style:style>
    <style:style style:name="P90"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3pt" fo:font-style="normal" fo:text-shadow="none" style:text-underline-style="none" fo:font-weight="normal" style:letter-kerning="true" style:font-name-asian="DejaVu Sans" style:font-size-asian="13pt" style:font-style-asian="normal" style:font-weight-asian="normal" style:font-name-complex="Lohit Hindi" style:font-size-complex="13pt" style:font-style-complex="normal" style:font-weight-complex="normal" style:text-emphasize="none" style:font-relief="none" style:text-overline-style="none" style:text-overline-color="font-color"/>
    </style:style>
    <style:style style:name="P9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92" style:family="paragraph">
      <style:paragraph-properties fo:margin-left="0in" fo:margin-right="0in" fo:margin-top="0in" fo:margin-bottom="0in" fo:line-height="100%" fo:text-indent="0in"/>
    </style:style>
    <style:style style:name="P93" style:family="paragraph">
      <style:paragraph-properties fo:margin-left="0in" fo:margin-right="0in" fo:margin-top="0in" fo:margin-bottom="0in" fo:line-height="100%" fo:text-indent="0in"/>
      <style:text-properties style:use-window-font-color="true" style:text-outline="false" style:text-line-through-style="none" style:font-name="Arial" fo:font-size="10pt" fo:font-style="normal" fo:text-shadow="none" style:text-underline-style="none" fo:font-weight="normal" style:letter-kerning="true" style:font-name-asian="DejaVu Sans"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P9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5"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 style:family="text">
      <style:text-properties officeooo:rsid="00016641"/>
    </style:style>
    <style:style style:name="T2" style:family="text">
      <style:text-properties officeooo:rsid="00527b20"/>
    </style:style>
    <style:style style:name="T3" style:family="text">
      <style:text-properties officeooo:rsid="006bd6e3"/>
    </style:style>
    <style:style style:name="T4" style:family="text">
      <style:text-properties officeooo:rsid="0053f01d"/>
    </style:style>
    <style:style style:name="T5" style:family="text">
      <style:text-properties officeooo:rsid="0055d7ce"/>
    </style:style>
    <style:style style:name="T6" style:family="text">
      <style:text-properties officeooo:rsid="00582266"/>
    </style:style>
    <style:style style:name="T7" style:family="text">
      <style:text-properties officeooo:rsid="00bc1894"/>
    </style:style>
    <style:style style:name="T8" style:family="text">
      <style:text-properties officeooo:rsid="009e4850"/>
    </style:style>
    <style:style style:name="T9" style:family="text">
      <style:text-properties officeooo:rsid="00a03206"/>
    </style:style>
    <style:style style:name="T10" style:family="text">
      <style:text-properties officeooo:rsid="00bb0040"/>
    </style:style>
    <style:style style:name="T11" style:family="text">
      <style:text-properties officeooo:rsid="00a0890c"/>
    </style:style>
    <style:style style:name="T12" style:family="text">
      <style:text-properties officeooo:rsid="00b9a7c7"/>
    </style:style>
    <style:style style:name="T13" style:family="text">
      <style:text-properties officeooo:rsid="00b02a32"/>
    </style:style>
    <style:style style:name="T14" style:family="text">
      <style:text-properties officeooo:rsid="00ac653f"/>
    </style:style>
    <style:style style:name="T15" style:family="text">
      <style:text-properties officeooo:rsid="00b00468"/>
    </style:style>
    <style:style style:name="T16" style:family="text">
      <style:text-properties officeooo:rsid="00ae6d4e"/>
    </style:style>
    <style:style style:name="T17" style:family="text">
      <style:text-properties fo:font-size="11pt" officeooo:rsid="00165314" style:font-size-asian="11pt" style:font-size-complex="11pt"/>
    </style:style>
    <style:style style:name="T18" style:family="text">
      <style:text-properties officeooo:rsid="00afd789"/>
    </style:style>
    <style:style style:name="T19" style:family="text">
      <style:text-properties officeooo:rsid="00b1ae44"/>
    </style:style>
    <style:style style:name="T20" style:family="text">
      <style:text-properties officeooo:rsid="00b1fbaf"/>
    </style:style>
    <style:style style:name="T21" style:family="text">
      <style:text-properties officeooo:rsid="00b2e068"/>
    </style:style>
    <style:style style:name="T22" style:family="text">
      <style:text-properties officeooo:rsid="00b380f9"/>
    </style:style>
    <style:style style:name="T23" style:family="text">
      <style:text-properties officeooo:rsid="00b33996"/>
    </style:style>
    <style:style style:name="T24" style:family="text">
      <style:text-properties officeooo:rsid="0056c2e4"/>
    </style:style>
    <style:style style:name="T25" style:family="text">
      <style:text-properties officeooo:rsid="004dfcc9"/>
    </style:style>
    <style:style style:name="T26" style:family="text">
      <style:text-properties officeooo:rsid="0050aad9"/>
    </style:style>
    <style:style style:name="T27" style:family="text">
      <style:text-properties officeooo:rsid="0074a831"/>
    </style:style>
    <style:style style:name="T28" style:family="text">
      <style:text-properties officeooo:rsid="0003bd8f"/>
    </style:style>
    <style:style style:name="T29" style:family="text">
      <style:text-properties officeooo:rsid="00056ad9"/>
    </style:style>
    <style:style style:name="T30" style:family="text">
      <style:text-properties officeooo:rsid="0009805d"/>
    </style:style>
    <style:style style:name="T31" style:family="text">
      <style:text-properties officeooo:rsid="000c3bfd"/>
    </style:style>
    <style:style style:name="T32" style:family="text">
      <style:text-properties officeooo:rsid="001019b0"/>
    </style:style>
    <style:style style:name="T33" style:family="text">
      <style:text-properties officeooo:rsid="0012efbf"/>
    </style:style>
    <style:style style:name="T34" style:family="text">
      <style:text-properties officeooo:rsid="001454b8"/>
    </style:style>
    <style:style style:name="T35" style:family="text">
      <style:text-properties officeooo:rsid="00165314"/>
    </style:style>
    <style:style style:name="T36" style:family="text">
      <style:text-properties officeooo:rsid="00167211"/>
    </style:style>
    <style:style style:name="T37" style:family="text">
      <style:text-properties fo:font-size="12pt" style:font-size-asian="12pt" style:font-size-complex="12pt"/>
    </style:style>
    <style:style style:name="T38" style:family="text">
      <style:text-properties officeooo:rsid="00ad9453"/>
    </style:style>
    <style:style style:name="T39" style:family="text">
      <style:text-properties officeooo:rsid="0017b91f"/>
    </style:style>
    <style:style style:name="T40" style:family="text">
      <style:text-properties officeooo:rsid="001aa45c"/>
    </style:style>
    <style:style style:name="T41" style:family="text">
      <style:text-properties officeooo:rsid="001b3776"/>
    </style:style>
    <style:style style:name="T42" style:family="text">
      <style:text-properties officeooo:rsid="001b8636"/>
    </style:style>
    <style:style style:name="T43" style:family="text">
      <style:text-properties officeooo:rsid="001d4f77"/>
    </style:style>
    <style:style style:name="T44" style:family="text">
      <style:text-properties officeooo:rsid="001f3097"/>
    </style:style>
    <style:style style:name="T45" style:family="text">
      <style:text-properties officeooo:rsid="001f5709"/>
    </style:style>
    <style:style style:name="T46" style:family="text">
      <style:text-properties officeooo:rsid="0020cb60"/>
    </style:style>
    <style:style style:name="T47" style:family="text">
      <style:text-properties officeooo:rsid="0022209c"/>
    </style:style>
    <style:style style:name="T48" style:family="text">
      <style:text-properties officeooo:rsid="0023a86c"/>
    </style:style>
    <style:style style:name="T49" style:family="text">
      <style:text-properties officeooo:rsid="00247f73"/>
    </style:style>
    <style:style style:name="T50" style:family="text">
      <style:text-properties officeooo:rsid="0025b91d"/>
    </style:style>
    <style:style style:name="T51" style:family="text">
      <style:text-properties officeooo:rsid="002661f3"/>
    </style:style>
    <style:style style:name="T52" style:family="text">
      <style:text-properties officeooo:rsid="00285503"/>
    </style:style>
    <style:style style:name="T53" style:family="text">
      <style:text-properties style:use-window-font-color="true" style:text-outline="false" style:text-line-through-style="none" style:font-name="Liberation Sans1" fo:font-size="7pt" fo:font-style="normal" fo:text-shadow="none" style:text-underline-style="none" fo:font-weight="normal" style:letter-kerning="true" style:font-name-asian="DejaVu Sans" style:font-size-asian="7pt" style:font-style-asian="normal" style:font-weight-asian="normal" style:font-name-complex="Lohit Hindi" style:font-size-complex="7pt" style:font-style-complex="normal" style:font-weight-complex="normal" style:text-emphasize="none" style:font-relief="none" style:text-overline-style="none" style:text-overline-color="font-color"/>
    </style:style>
    <style:style style:name="T54" style:family="text">
      <style:text-properties style:use-window-font-color="true" style:text-outline="false" style:text-line-through-style="none" style:font-name="Liberation Sans1" fo:font-size="13pt" fo:font-style="normal" fo:text-shadow="none" style:text-underline-style="none" fo:font-weight="normal" style:letter-kerning="true" style:font-name-asian="DejaVu Sans" style:font-size-asian="13pt" style:font-style-asian="normal" style:font-weight-asian="normal" style:font-name-complex="Lohit Hindi" style:font-size-complex="13pt" style:font-style-complex="normal" style:font-weight-complex="normal" style:text-emphasize="none" style:font-relief="none" style:text-overline-style="none" style:text-overline-color="font-color"/>
    </style:style>
    <style:style style:name="T55" style:family="text">
      <style:text-properties style:use-window-font-color="true" style:text-outline="false" style:text-line-through-style="none" style:font-name="Arial"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56" style:family="text">
      <style:text-properties style:use-window-font-color="true" style:text-outline="false" style:text-line-through-style="none" style:font-name="Arial" fo:font-size="10pt" fo:font-style="normal" fo:text-shadow="none" style:text-underline-style="none" fo:font-weight="normal" style:letter-kerning="true" style:font-name-asian="DejaVu Sans"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1"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1" style:vertical-pos="from-top" style:vertical-rel="paragraph" style:horizontal-pos="center" style:horizontal-rel="paragraph"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dc23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808080" draw:marker-start="" draw:marker-start-width="0.0783in" draw:marker-start-center="false" draw:marker-end="" draw:marker-end-width="0.0783in" draw:marker-end-center="false" draw:fill="solid" draw:fill-color="#ffff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808080" draw:marker-start="" draw:marker-start-width="0.0783in" draw:marker-start-center="false" draw:marker-end="" draw:marker-end-width="0.0783in" draw:marker-end-center="false" draw:fill="solid" draw:fill-color="#33cc66"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808080" draw:marker-start="" draw:marker-start-width="0.0783in" draw:marker-start-center="false" draw:marker-end="" draw:marker-end-width="0.0783in" draw:marker-end-center="false" draw:fill="solid" draw:fill-color="#cfe7f5" draw:opacity="50%"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50%" style:run-through="foreground"/>
    </style:style>
    <style:style style:name="gr10" style:family="graphic">
      <style:graphic-properties draw:stroke="solid" svg:stroke-width="0in" svg:stroke-color="#000000" draw:marker-start="" draw:marker-start-width="0.0783in" draw:marker-start-center="false" draw:marker-end="Arrow" draw:marker-end-width="0.1181in" draw:marker-end-center="false" draw:fill="none" draw:fill-color="#b84700"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dash" draw:stroke-dash="Fine_20_Dashed" svg:stroke-width="0in" svg:stroke-color="#999999"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33cc66" draw:marker-start="Arrow" draw:marker-start-width="0.1181in" draw:marker-start-center="false" draw:marker-end="Arrow" draw:marker-end-width="0.1181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33cc66" draw:marker-start="Arrow" draw:marker-start-width="0.1181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000000" draw:marker-start="Arrow" draw:marker-start-width="0.1181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33cc66"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dash" draw:stroke-dash="Fine_20_Dashed" svg:stroke-width="0in" svg:stroke-color="#999999"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dash" draw:stroke-dash="Fine_20_Dashed" svg:stroke-width="0in" svg:stroke-color="#33cc66" draw:marker-start="Arrow" draw:marker-start-width="0.1181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fo:margin-left="0in" fo:margin-right="0in" fo:margin-top="0in" fo:margin-bottom="0in" style:run-through="foreground" style:wrap="none" style:vertical-pos="top" style:vertical-rel="paragraph" style:horizontal-pos="center" style:horizontal-rel="paragraph"/>
    </style:style>
    <style:style style:name="gr19" style:family="graphic">
      <style:graphic-properties draw:stroke="solid" svg:stroke-width="0in" svg:stroke-color="#000000" draw:marker-start="" draw:marker-start-width="0.1181in" draw:marker-start-center="false" draw:marker-end="" draw:marker-end-width="0.1181in" draw:marker-end-center="false" draw:fill="solid" draw:fill-color="#dc2300"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style>
    <style:style style:name="gr21" style:family="graphic">
      <style:graphic-properties draw:stroke="solid" svg:stroke-width="0in" svg:stroke-color="#000000" draw:marker-start="" draw:marker-start-width="0.1181in" draw:marker-start-center="false" draw:marker-end="" draw:marker-end-width="0.1181in" draw:marker-end-center="false" draw:fill="solid" draw:fill-color="#77216f"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style>
    <style:style style:name="gr22" style:family="graphic">
      <style:graphic-properties draw:stroke="solid" svg:stroke-width="0in" svg:stroke-color="#000000" draw:marker-start="" draw:marker-start-width="0.1181in" draw:marker-start-center="false" draw:marker-end="" draw:marker-end-width="0.1181in" draw:marker-end-center="false" draw:fill="solid" draw:fill-color="#00ff00"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ffff99"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style>
    <style:style style:name="gr24" style:family="graphic">
      <style:graphic-properties draw:stroke="solid" svg:stroke-width="0in" svg:stroke-color="#000000" draw:marker-start="Arrow" draw:marker-start-width="0.0799in" draw:marker-start-center="false" draw:marker-end="Arrow" draw:marker-end-width="0.0799in" draw:marker-end-center="false" draw:fill="solid" draw:fill-color="#000000"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000000" draw:marker-start="Arrow" draw:marker-start-width="0.0799in" draw:marker-start-center="false" draw:marker-end="Arrow" draw:marker-end-width="0.0799in" draw:marker-end-center="false" draw:fill="solid" draw:fill-color="#000000"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Arrow" draw:marker-start-width="0.0799in" draw:marker-start-center="false" draw:marker-end="Arrow" draw:marker-end-width="0.0799in" draw:marker-end-center="false" draw:fill="solid" draw:fill-color="#000000"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svg:stroke-width="0in" svg:stroke-color="#000000" draw:marker-start="Arrow" draw:marker-start-width="0.0799in" draw:marker-start-center="false" draw:marker-end="Arrow" draw:marker-end-width="0.0799in" draw:marker-end-center="false" draw:fill="solid" draw:fill-color="#000000"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dash" draw:stroke-dash="Fine_20_Dashed" svg:stroke-width="0in" svg:stroke-color="#000000" draw:marker-start="Arrow" draw:marker-start-width="0.0799in" draw:marker-start-center="false" draw:marker-end="Arrow" draw:marker-end-width="0.0799in" draw:marker-end-center="false" draw:fill="none" draw:fill-color="#000000"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dash" draw:stroke-dash="Fine_20_Dashed" svg:stroke-width="0in" svg:stroke-color="#000000" draw:marker-start="Arrow" draw:marker-start-width="0.0799in" draw:marker-start-center="false" draw:marker-end="Arrow" draw:marker-end-width="0.0799in" draw:marker-end-center="false" draw:fill="none" draw:fill-color="#000000"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svg:stroke-width="0in" svg:stroke-color="#000000" draw:marker-start="" draw:marker-start-width="0.1181in" draw:marker-start-center="false" draw:marker-end="" draw:marker-end-width="0.1181in" draw:marker-end-center="false" draw:fill="solid" draw:fill-color="#dc2300"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style>
    <style:style style:name="gr3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34" style:family="graphic">
      <style:graphic-properties draw:stroke="solid" svg:stroke-width="0in" svg:stroke-color="#000000" draw:marker-start="" draw:marker-start-width="0.1181in" draw:marker-start-center="false" draw:marker-end="" draw:marker-end-width="0.1181in" draw:marker-end-center="false" draw:fill="solid" draw:fill-color="#ffff99"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style>
    <style:style style:name="gr3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37"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style>
    <style:style style:name="gr38"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4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4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42" style:family="graphic">
      <style:graphic-properties draw:stroke="solid" svg:stroke-width="0in" svg:stroke-color="#000000" draw:marker-start="Arrow" draw:marker-start-width="0.1181in" draw:marker-start-center="false" draw:marker-end="Arrow" draw:marker-end-width="0.1181in" draw:marker-end-center="false" draw:fill="none" draw:fill-color="#000000"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solid" svg:stroke-width="0in" svg:stroke-color="#000000" draw:marker-start="Arrow" draw:marker-start-width="0.1181in" draw:marker-start-center="false" draw:marker-end="Arrow" draw:marker-end-width="0.1181in" draw:marker-end-center="false" draw:fill="none" draw:fill-color="#000000"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style>
    <style:style style:name="gr46" style:family="graphic">
      <style:graphic-properties draw:stroke="solid" svg:stroke-width="0in" svg:stroke-color="#000000" draw:marker-start="" draw:marker-start-width="0.0783in" draw:marker-start-center="false" draw:marker-end="" draw:marker-end-width="0.0783in" draw:marker-end-center="false" draw:fill="solid" draw:fill-color="#dc2300" draw:opacity="25%"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25%"/>
    </style:style>
    <style:style style:name="gr47" style:family="graphic">
      <style:graphic-properties draw:stroke="solid" svg:stroke-width="0in" svg:stroke-color="#000000" draw:marker-start="" draw:marker-start-width="0.0783in" draw:marker-start-center="false" draw:marker-end="" draw:marker-end-width="0.0783in" draw:marker-end-center="false" draw:fill="solid" draw:fill-color="#dc2300" draw:opacity="25%"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25%"/>
    </style:style>
    <style:style style:name="gr4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style>
    <style:style style:name="gr49"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style>
    <style:style style:name="gr50" style:family="graphic">
      <style:graphic-properties draw:stroke="solid" svg:stroke-width="0in" svg:stroke-color="#808080" draw:marker-start="" draw:marker-start-width="0.0783in" draw:marker-start-center="false" draw:marker-end="" draw:marker-end-width="0.0783in" draw:marker-end-center="false" draw:fill="solid" draw:fill-color="#00ff00" draw:opacity="25%"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25%"/>
    </style:style>
    <style:style style:name="gr5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style>
    <style:style style:name="gr52" style:family="graphic">
      <style:graphic-properties draw:stroke="solid" svg:stroke-width="0in" svg:stroke-color="#808080" draw:marker-start="" draw:marker-start-width="0.0783in" draw:marker-start-center="false" draw:marker-end="" draw:marker-end-width="0.0783in" draw:marker-end-center="false" draw:fill="solid" draw:fill-color="#00ff00" draw:opacity="25%"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25%"/>
    </style:style>
    <style:style style:name="gr53"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style>
    <style:style style:name="gr5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solid" svg:stroke-width="0in" svg:stroke-color="#33cc66" draw:marker-start="Arrow" draw:marker-start-width="0.1181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svg:stroke-width="0in" svg:stroke-color="#33cc66" draw:marker-start="Arrow" draw:marker-start-width="0.1181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solid" svg:stroke-width="0in" svg:stroke-color="#33cc66" draw:marker-start="Arrow" draw:marker-start-width="0.1181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solid" svg:stroke-width="0in" svg:stroke-color="#33cc66" draw:marker-start="Arrow" draw:marker-start-width="0.1181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solid" svg:stroke-width="0in" svg:stroke-color="#000000" draw:marker-start="Arrow" draw:marker-start-width="0.1181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dash" draw:stroke-dash="Fine_20_Dashed" svg:stroke-width="0in" svg:stroke-color="#999999"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
      <text:p text:style-name="P2"/>
      <text:p text:style-name="P4"/>
      <text:p text:style-name="P4"/>
      <text:p text:style-name="P4"/>
      <text:p text:style-name="P4"/>
      <text:p text:style-name="P4"/>
      <text:p text:style-name="P4"/>
      <text:p text:style-name="P4"/>
      <text:p text:style-name="P4"/>
      <text:p text:style-name="P3"><text:span text:style-name="T1">Extending</text:span> AppArmor <text:span text:style-name="T1">to the Userspace</text:span></text:p>
      <text:p text:style-name="P69"/>
      <text:h text:style-name="P77" text:outline-level="1"><text:bookmark-start text:name="__RefHeading__7261_244776796"/>AppArmor Documentation<text:bookmark-end text:name="__RefHeading__7261_244776796"/></text:h>
      <text:list xml:id="list140646406289763030" text:style-name="L1">
        <text:list-item>
          <text:p text:style-name="P8">AppArmor Core Policy Reference Manual</text:p>
        </text:list-item>
        <text:list-item>
          <text:p text:style-name="P8">Understanding AppArmor Policy</text:p>
        </text:list-item>
        <text:list-item>
          <text:p text:style-name="P8">AppArmor Developer Documentation</text:p>
          <text:list>
            <text:list-item>
              <text:p text:style-name="P8">Kernel Notes</text:p>
            </text:list-item>
            <text:list-item>
              <text:p text:style-name="P8">Policy Layout and Encoding</text:p>
            </text:list-item>
            <text:list-item>
              <text:p text:style-name="P8">HFA</text:p>
            </text:list-item>
            <text:list-item>
              <text:p text:style-name="P8">Policy Compilation</text:p>
            </text:list-item>
            <text:list-item>
              <text:p text:style-name="P7"><text:span text:style-name="T27">Extending AppArmor </text:span><text:span text:style-name="T28">into </text:span><text:span text:style-name="T27">userspace </text:span><text:span text:style-name="T29">(this document)</text:span></text:p>
            </text:list-item>
            <text:list-item>
              <text:p text:style-name="P8">AppArmor APIs and Interfaces</text:p>
            </text:list-item>
          </text:list>
        </text:list-item>
        <text:list-item>
          <text:p text:style-name="P8">Tech Docs</text:p>
          <text:list>
            <text:list-item>
              <text:p text:style-name="P8">HFA variables</text:p>
            </text:list-item>
          </text:list>
        </text:list-item>
      </text:list>
      <text:h text:style-name="P74"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3">Table of Contents</text:p>
          </text:index-title>
          <text:p text:style-name="P79"><text:a xlink:type="simple" xlink:href="#__RefHeading__7261_244776796" text:style-name="Index_20_Link" text:visited-style-name="Index_20_Link">AppArmor Documentation<text:tab/>2</text:a></text:p>
          <text:p text:style-name="P79"><text:a xlink:type="simple" xlink:href="#__RefHeading__7255_244776796" text:style-name="Index_20_Link" text:visited-style-name="Index_20_Link">Preface<text:tab/>4</text:a></text:p>
          <text:p text:style-name="P79"><text:a xlink:type="simple" xlink:href="#__RefHeading__7257_244776796" text:style-name="Index_20_Link" text:visited-style-name="Index_20_Link">Introduction<text:tab/>4</text:a></text:p>
          <text:p text:style-name="P79"><text:a xlink:type="simple" xlink:href="#__RefHeading__7259_244776796" text:style-name="Index_20_Link" text:visited-style-name="Index_20_Link">What a trusted helper needs to understand about AppArmor<text:tab/>4</text:a></text:p>
          <text:p text:style-name="P83"><text:a xlink:type="simple" xlink:href="#__RefHeading__4011_510320029" text:style-name="Index_20_Link" text:visited-style-name="Index_20_Link">Trusted Backends (2 Layer model)<text:tab/>5</text:a></text:p>
          <text:p text:style-name="P83"><text:a xlink:type="simple" xlink:href="#__RefHeading__4013_510320029" text:style-name="Index_20_Link" text:visited-style-name="Index_20_Link">Trusted Intermediaries (3 Layer model)<text:tab/>6</text:a></text:p>
          <text:p text:style-name="P84"><text:a xlink:type="simple" xlink:href="#__RefHeading__4015_510320029" text:style-name="Index_20_Link" text:visited-style-name="Index_20_Link">3 Layer Trusted Helper - Trusted intermediary only<text:tab/>7</text:a></text:p>
          <text:p text:style-name="P84"><text:a xlink:type="simple" xlink:href="#__RefHeading__7077_510320029" text:style-name="Index_20_Link" text:visited-style-name="Index_20_Link">Trusted intermediary without extending policy<text:tab/>8</text:a></text:p>
          <text:p text:style-name="P84"><text:a xlink:type="simple" xlink:href="#__RefHeading__7079_510320029" text:style-name="Index_20_Link" text:visited-style-name="Index_20_Link">Trusted intermediaries with extended policy<text:tab/>8</text:a></text:p>
          <text:p text:style-name="P84"><text:a xlink:type="simple" xlink:href="#__RefHeading__4017_510320029" text:style-name="Index_20_Link" text:visited-style-name="Index_20_Link">3 Layer Trusted Model - Trusted Intermediary and Trusted Backend<text:tab/>9</text:a></text:p>
          <text:p text:style-name="P83"><text:a xlink:type="simple" xlink:href="#__RefHeading__4019_510320029" text:style-name="Index_20_Link" text:visited-style-name="Index_20_Link">Extending Policy to support Trusted Helpers<text:tab/>11</text:a></text:p>
        </text:index-body>
      </text:table-of-content>
      <text:p text:style-name="P5"/>
      <text:h text:style-name="P78" text:outline-level="1"><text:bookmark-start text:name="__RefHeading__7255_244776796"/>Preface<text:bookmark-end text:name="__RefHeading__7255_244776796"/></text:h>
      <text:p text:style-name="P9">This document is intended for developers who wish to leverage apparmor to improve the security of their application or services using the additional semantic information available in the userspace. This document covers the general concepts while the AppArmor APIs and Interfaces document covers the APIs that the developer will need.</text:p>
      <text:h text:style-name="P75" text:outline-level="1"><text:bookmark-start text:name="__RefHeading__7257_244776796"/>Introduction<text:bookmark-end text:name="__RefHeading__7257_244776796"/></text:h>
      <text:p text:style-name="P11"><text:span text:style-name="T2">The </text:span><text:span text:style-name="T3">A</text:span><text:span text:style-name="T2">pp</text:span><text:span text:style-name="T3">A</text:span><text:span text:style-name="T2">rmor kernel module can only mediate application interaction at the kernel object level. <text:s/></text:span><text:span text:style-name="T4">The kernel object level is good </text:span><text:span text:style-name="T5">at</text:span><text:span text:style-name="T4"> control</text:span><text:span text:style-name="T5">ling low level </text:span><text:span text:style-name="T30">(file, network)</text:span><text:span text:style-name="T5"> accesses</text:span><text:span text:style-name="T4"> but it is problematic for mediating many higher level </text:span><text:span text:style-name="T30">(address book, system settings) </text:span><text:span text:style-name="T6">permission requests </text:span><text:span text:style-name="T4">because the full semantics are lost when the access </text:span><text:span text:style-name="T30">request </text:span><text:span text:style-name="T4">is mapped into kernel syscalls; </text:span><text:span text:style-name="T6">eg. </text:span><text:span text:style-name="T30">a request to update a single </text:span><text:span text:style-name="T6">address book entr</text:span><text:span text:style-name="T30">y is seen by the kernel as a set of requests to send messages to a service or update a</text:span><text:span text:style-name="T6"> file</text:span><text:span text:style-name="T6">.</text:span></text:p>
      <text:p text:style-name="P13"/>
      <text:p text:style-name="P15">If <text:span text:style-name="T7">an</text:span> application has direct access to <text:span text:style-name="T7">a</text:span> resource <text:span text:style-name="T7">(eg. file) then </text:span>mediating at the kernel object level is the best that can be done. <text:span text:style-name="T8">However if the resource is accessed via a service that is run as a separate process, that process can mediate access to the resource and it can be extended to query and enforce apparmor policy. In AppArmor a service that has been extended to support apparmor policy mediation in userspace is known as a trusted helper.</text:span></text:p>
      <text:p text:style-name="P19"/>
      <text:p text:style-name="P20"><text:span text:style-name="T8">For a trusted helper to be useful and secure it must, reside in a separate process from the applications it provides resource mediation for, use a secure form of communication, provide data to querying applications in</text:span><text:span text:style-name="T6"> individual units of mediation, </text:span><text:span text:style-name="T9">policy must be able to be extended to support new the new type of mediation being done by the helper,</text:span><text:span text:style-name="T8"> and communicate with the apparmor kernel module so that it can enforce current policy.</text:span></text:p>
      <text:p text:style-name="P21"/>
      <text:p text:style-name="P16"><text:span text:style-name="T8">The service is required to be in a separate process so that it</text:span><text:span text:style-name="T9">s</text:span><text:span text:style-name="T8"> memory and communications can be secured and mediated by apparmor at the kernel level. </text:span><text:span text:style-name="T9">Mediation within an application can not be trusted (guarenteed to be secure), even if the application code is known to behave correctly and respect the mediation returned. This is because the application process must have access to the data at some level and if the application has a flaw that allows for an exploit, new code could be injected that can access the data without proper mediation.</text:span></text:p>
      <text:p text:style-name="P22"/>
      <text:p text:style-name="P16"><text:span text:style-name="T9">The</text:span><text:span text:style-name="T8"> communication </text:span><text:span text:style-name="T9">of the trusted helper </text:span><text:span text:style-name="T8">must be secured so that none authorized applications can not access </text:span><text:span text:style-name="T9">the </text:span><text:span text:style-name="T9">service, and the service can trust the applications requesting permissions from it are who they claim to be. This provides the trusted helper the ability to enforce mediation based on the security context of those communicating with it.</text:span></text:p>
      <text:p text:style-name="P22"/>
      <text:p text:style-name="P16"><text:span text:style-name="T8">The resource access must be in individual mediation units otherwise there is no point in </text:span><text:span text:style-name="T9">providing more detailed mediation than the kernel can provide; </text:span><text:span text:style-name="T8"><text:s/>if the access is for a single </text:span><text:span text:style-name="T9">key in a file and the service returns access to the file with all the keys the mediation can not be enforced, as the trusted helper is trusting the application that requested the data to only access the requested key. Similarily the apparmor policy </text:span><text:span text:style-name="T31">should usually</text:span><text:span text:style-name="T9"> be extended to support the new data unit that the trusted helper is enforcing other wise </text:span><text:span text:style-name="T11">the policy will not be able to express access rights at a granularity finer that what is already enforced by the kernel; </text:span><text:span text:style-name="T31">the exception is when the decision does not come from policy but from the user, in which case the trusted helper can use the security context and the users response to enforce </text:span><text:soft-page-break/><text:span text:style-name="T31">mediation without extending the policy language.</text:span></text:p>
      <text:p text:style-name="P23"/>
      <text:h text:style-name="P76" text:outline-level="1"><text:bookmark-start text:name="__RefHeading__7259_244776796"/>What a trusted helper needs to understand about AppArmor<text:bookmark-end text:name="__RefHeading__7259_244776796"/></text:h>
      <text:p text:style-name="P28"><text:span text:style-name="T48">To effectively leverage apparmor in a trusted helper there are several things that need to be understood about apparmor. There are several additional documents </text:span><text:span text:style-name="T51">(Understanding AppArmor Policy, AppArmor API, …) </text:span><text:span text:style-name="T48">that cover these topics in more detail but a quick overview is provided here.</text:span></text:p>
      <text:p text:style-name="P28"><text:span text:style-name="T48"/></text:p>
      <text:p text:style-name="P30"><text:span text:style-name="T51">Each trusted helper is unique and has its own set of requirements. The author of the trusted helper should way the requirements and different options when deciding on what to do. This document is only a guide to what is possible and can not cover all possibilities.</text:span></text:p>
      <text:p text:style-name="P28"><text:span text:style-name="T51"/></text:p>
      <text:p text:style-name="P28"><text:span text:style-name="T48">AppArmor is a MAC based security system that uses a centrally managed policy that is enforced on processes (applications), on a per process bases. This means individual user applications can have different security applied to them and resources that would be available in standard unix DAC may not be available to an application.</text:span></text:p>
      <text:p text:style-name="P28"><text:span text:style-name="T48"/></text:p>
      <text:p text:style-name="P28"><text:span text:style-name="T48">AppArmor applies a security context to every process in the system, and may or may not label system objects. If AppArmor does not explicitly label a system object then an implicit labeling is available within the policy rules. Authors of trusted helpers will need to choose how best to extend the apparmor security information to the trusted helper, whether that is just leveraging the existing information apparmor tracks or extending this information tracking to objects that the trusted helper is responsible for.</text:span></text:p>
      <text:p text:style-name="P28"><text:span text:style-name="T48"/></text:p>
      <text:p text:style-name="P29"><text:span text:style-name="T50">AppArmor rules and policy can be very fine grained so it is usually best when querying apparmor to use the subject or object as part of the query instead of just the security context. This is because some apparmor rules may be conditional up certain subject/object properties. And this information is not available from a generic security context.</text:span></text:p>
      <text:p text:style-name="P29"><text:span text:style-name="T50"/></text:p>
      <text:p text:style-name="P28"><text:span text:style-name="T48">AppArmor is extensible so that if a trusted helper needs to extend apparmor policy to provide finer grained mediation rules, it is possible to do this within policy, with the trusted helper being responsible for enforcing those rules. Policy extensions will should go through the standard policy compiler and must conform to the syntax supported by the compiler. The trusted helper we be responsible for understand how to form queries against the compiled form.</text:span></text:p>
      <text:p text:style-name="P28"><text:span text:style-name="T48"/></text:p>
      <text:p text:style-name="P28"><text:span text:style-name="T48">It is best if AppArmor policy can be managed centrally so there is only one place to look to discover restrictions that apparmor is enforcing. There are exceptions to this rule but a trusted helper author </text:span><text:span text:style-name="T49">is encouraged to follow this guideline if at all possible.</text:span></text:p>
      <text:p text:style-name="P28"><text:span text:style-name="T49"/></text:p>
      <text:p text:style-name="P29"><text:span text:style-name="T50">The manipulation and loading of AppArmor policy is a privileged operation that may not even be available to all administrators/root processes. Trusted helpers that wish to change and reload policy dynamically will need to have sufficient privileges to do so.</text:span></text:p>
      <text:p text:style-name="P29"><text:span text:style-name="T50"/></text:p>
      <text:p text:style-name="P29"><text:span text:style-name="T50">AppArmor only considers a trusted helper privileged within its domain, and as such AppArmor may be enforcing policy restrictions on the trusted helper even as it relies on the trusted helper to extend its mediation to new types. For example the dbus daemon can be a trusted helper and it is trusted with respect to mediation of messages on the dbus message bus, but the daemon it self may still be restricted from accessing certain files, network communications or even from communicating with certain </text:span><text:soft-page-break/><text:span text:style-name="T50">applications.</text:span></text:p>
      <text:p text:style-name="P28"><text:span text:style-name="T48"/></text:p>
      <text:p text:style-name="P31"><text:span text:style-name="T52">For discussion purposes we will break trusted helpers into two broad categories trusted backend (or services) and trusted intermediaries. While both catagories have much in common trusted intermediaries introduce an extra layer and often have a different purpose than trusted backends so their design requirements are different.</text:span></text:p>
      <text:p text:style-name="P26"><text:span text:style-name="T40"/></text:p>
      <text:p text:style-name="P26"><text:span text:style-name="T40">Understanding apparmor policy</text:span></text:p>
      <text:p text:style-name="P26"><text:span text:style-name="T40">Label on tasks</text:span></text:p>
      <text:p text:style-name="P26"><text:span text:style-name="T40">Labeling of sockets communication.</text:span></text:p>
      <text:p text:style-name="P28"><text:span text:style-name="T48">Objects – helper has to label or track its own objects</text:span></text:p>
      <text:p text:style-name="P28"><text:span text:style-name="T48"/></text:p>
      <text:p text:style-name="P26"><text:span text:style-name="T40">peers</text:span></text:p>
      <text:p text:style-name="P26"><text:span text:style-name="T40">appamor api to query perms</text:span></text:p>
      <text:p text:style-name="P26"><text:span text:style-name="T40">extending policy</text:span></text:p>
      <text:p text:style-name="P26"><text:span text:style-name="T40">storing decisions</text:span></text:p>
      <text:p text:style-name="P26"><text:span text:style-name="T40">- local acl</text:span></text:p>
      <text:p text:style-name="P26"><text:span text:style-name="T40">- updated policy</text:span></text:p>
      <text:p text:style-name="P26"><text:span text:style-name="T40"/></text:p>
      <text:p text:style-name="P26"><text:span text:style-name="T40">policy load is privileged</text:span></text:p>
      <text:p text:style-name="P26"><text:span text:style-name="T40"/></text:p>
      <text:p text:style-name="P27"><text:span text:style-name="T46">-try to keep policy in one place instead of scattering it in different locations (polkit, secmark, bad bad bad)</text:span></text:p>
      <text:p text:style-name="P27"><text:span text:style-name="T46"/></text:p>
      <text:p text:style-name="P25">- label on task</text:p>
      <text:p text:style-name="P25"><text:s text:c="2"/>- pid race/life time</text:p>
      <text:p text:style-name="P25">- label on socket</text:p>
      <text:p text:style-name="P25">- querying policy</text:p>
      <text:p text:style-name="P25">- extending policy</text:p>
      <text:p text:style-name="P25">- storing decisions</text:p>
      <text:p text:style-name="P25"><text:s text:c="2"/>- local vs extending and reloading profile</text:p>
      <text:p text:style-name="P25"/>
      <text:p text:style-name="P25"/>
      <text:p text:style-name="P25"/>
      <text:p text:style-name="P25">Each trusted helper is unique in its requirements and how it extends apparmor, but there are a few </text:p>
      <text:p text:style-name="P25"/>
      <text:p text:style-name="P32">Communicating with the </text:p>
      <text:p text:style-name="P23">???? <text:span text:style-name="T12">Getting the security context</text:span></text:p>
      <text:p text:style-name="P33">???? Using just the security context and not using apparmor policy to make the decision</text:p>
      <text:p text:style-name="P23"><text:span text:style-name="T12">???? </text:span><text:span text:style-name="T10">storing in application data vs in apparmor policy/or centralized db</text:span></text:p>
      <text:p text:style-name="P34">- apparmor policy is searchable</text:p>
      <text:p text:style-name="P34">- centralizing all policy decisions</text:p>
      <text:p text:style-name="P34"><text:s text:c="2"/>- known where to search (even in a per user, per app type situation)<text:line-break/> <text:s text:c="2"/>- easy to cleanout if profile is removed (don't leave bread crumbs)</text:p>
      <text:p text:style-name="P34"><text:s text:c="3"/>- extensions can be stored in dir or other place that is not part of main profile</text:p>
      <text:p text:style-name="P34">- extension to kernel mediated features need to go into policy (add file access to sandbox)</text:p>
      <text:p text:style-name="P34">vs. in backend</text:p>
      <text:p text:style-name="P34">- in backend app/db/location, could be more convient easier to implement</text:p>
      <text:p text:style-name="P34">- have more context when selecting what to remove privilige from</text:p>
      <text:p text:style-name="P34"><text:soft-page-break/>- may need encrypt that is not possible in policy</text:p>
      <text:p text:style-name="P34">- need away to clean out when client app is removed so it doesn't leave bread crumbs</text:p>
      <text:p text:style-name="P34">vs. in app</text:p>
      <text:p text:style-name="P34">- hard to find search</text:p>
      <text:p text:style-name="P34">- app can't have direct access to information</text:p>
      <text:p text:style-name="P34">- app can clean out the information easily if stored in place only belonging to application</text:p>
      <text:p text:style-name="P34">- data needs to be encrypted by backend private key, and then sent to application for storage, application then send back encryped data, and backend decrypts</text:p>
      <text:p text:style-name="P34"><text:s text:c="2"/>- this works only for a limited set of data like geoip</text:p>
      <text:p text:style-name="P34">- doesn't work for online accounts?</text:p>
      <text:p text:style-name="P34"/>
      <text:p text:style-name="P35"><text:span text:style-name="T41">Delegation vs. extending the profile vs. extending the task</text:span></text:p>
      <text:h text:style-name="P70" text:outline-level="3"><text:bookmark-start text:name="__RefHeading__4011_510320029"/><text:span text:style-name="T31">Trusted Backends (</text:span>2 Layer <text:span text:style-name="T13">model</text:span><text:span text:style-name="T31">)</text:span><text:bookmark-end text:name="__RefHeading__4011_510320029"/></text:h>
      <text:p text:style-name="P17"><text:span text:style-name="T41">In the trusted backend model the “Backend” is a process that provides a service to the Application. The service could be anything from mounting new disks, to looking up a contact in an address book. </text:span><text:span text:style-name="T42">The important point is the Application does not have direct access to the underlying function or data that the service provides.</text:span></text:p>
      <text:p text:style-name="P37"/>
      <text:p text:style-name="P23"><draw:frame draw:style-name="fr2" draw:name="Frame3" text:anchor-type="paragraph" svg:y="0in" svg:width="7.2in" draw:z-index="8"><draw:text-box fo:min-height="5.952in"><text:p text:style-name="P85"><draw:g text:anchor-type="paragraph" draw:z-index="9" draw:style-name="gr18"><draw:line draw:style-name="gr44" draw:text-style-name="P86" svg:x1="0.0004in" svg:y1="2.2496in" svg:x2="7.1504in" svg:y2="2.2496in"><text:p/></draw:line><draw:custom-shape draw:style-name="gr45" draw:text-style-name="P88" xml:id="id37" draw:id="id37" svg:width="1.5004in" svg:height="0.7004in" svg:x="5.5008in" svg:y="4.4in"><text:p text:style-name="P87"><text:span text:style-name="T53">profile Backend {</text:span></text:p><text:p text:style-name="P87"><text:span text:style-name="T53"><text:s text:c="2"/></text:span><text:span text:style-name="T53">allow file rw</text:span></text:p><text:p text:style-name="P87"><text:span text:style-name="T53"><text:s text:c="2"/></text:span><text:span text:style-name="T53">allow ipc Intermediary</text:span></text:p><text:p text:style-name="P87"><text:span text:style-name="T53"><text:s text:c="2"/></text:span><text:span text:style-name="T53">bind service address</text:span></text:p><text:p text:style-name="P87"><text:span text:style-name="T53"><text:s text:c="2"/>…</text:span></text:p><text:p text:style-name="P87"><text:span text:style-name="T53">}</text:span></text:p><draw:enhanced-geometry svg:viewBox="0 0 21600 21600" draw:type="rectangle" draw:enhanced-path="M 0 0 L 21600 0 21600 21600 0 21600 0 0 Z N"/></draw:custom-shape><draw:custom-shape draw:style-name="gr46" draw:text-style-name="P90" xml:id="id38" draw:id="id38" svg:width="1.0004in" svg:height="1.0004in" svg:x="0.0008in" svg:y="2.75in"><text:p text:style-name="P89"><text:span text:style-name="T54">Trusted</text:span></text:p><text:p text:style-name="P89"><text:span text:style-name="T54">Backen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7" draw:text-style-name="P90" xml:id="id39" draw:id="id39" svg:width="1.0004in" svg:height="0.5004in" svg:x="0.0008in" svg:y="1.5in"><text:p text:style-name="P89"><text:span text:style-name="T54">Backend</text:span></text:p><text:p text:style-name="P89"><text:span text:style-name="T54">context</text:span></text:p><draw:enhanced-geometry svg:viewBox="0 0 21600 21600" draw:type="rectangle" draw:enhanced-path="M 0 0 L 21600 0 21600 21600 0 21600 0 0 Z N"/></draw:custom-shape><draw:custom-shape draw:style-name="gr48" draw:text-style-name="P90" xml:id="id35" draw:id="id35" svg:width="1.0004in" svg:height="2.0004in" svg:x="6.0008in" svg:y="0in"><text:p text:style-name="P89"><text:span text:style-name="T54">Active</text:span></text:p><text:p text:style-name="P89"><text:span text:style-name="T54">Policy</text:span></text:p><draw:enhanced-geometry svg:viewBox="0 0 21600 21600" draw:type="rectangle" draw:enhanced-path="M 0 0 L 21600 0 21600 21600 0 21600 0 0 Z N"/></draw:custom-shape><draw:custom-shape draw:style-name="gr49" draw:text-style-name="P90" xml:id="id34" draw:id="id34" svg:width="1.0004in" svg:height="1.0004in" svg:x="6.0008in" svg:y="2.75in"><text:p text:style-name="P89"><text:span text:style-name="T54">Policy</text:span></text:p><text:p text:style-name="P89"><text:span text:style-name="T54">Compil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0" draw:text-style-name="P90" xml:id="id40" draw:id="id40" svg:width="1.0004in" svg:height="1.0004in" svg:x="4.0008in" svg:y="2.75in"><text:p text:style-name="P89"><text:span text:style-name="T54">Applic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1" draw:text-style-name="P88" xml:id="id36" draw:id="id36" svg:width="1.5004in" svg:height="0.7004in" svg:x="5.5008in" svg:y="5.25in"><text:p text:style-name="P87"><text:span text:style-name="T53">profile Application {</text:span></text:p><text:p text:style-name="P87"><text:span text:style-name="T53"><text:s text:c="2"/></text:span><text:span text:style-name="T53">allow ipc intermediary</text:span></text:p><text:p text:style-name="P87"><text:span text:style-name="T53"><text:s text:c="12"/></text:span><text:span text:style-name="T53">ent=foo rw,</text:span></text:p><text:p text:style-name="P87"><text:span text:style-name="T53"><text:s text:c="2"/>…</text:span></text:p><text:p text:style-name="P87"><text:span text:style-name="T53">}</text:span></text:p><draw:enhanced-geometry svg:viewBox="0 0 21600 21600" draw:type="rectangle" draw:enhanced-path="M 0 0 L 21600 0 21600 21600 0 21600 0 0 Z N"/></draw:custom-shape><draw:custom-shape draw:style-name="gr52" draw:text-style-name="P90" xml:id="id41" draw:id="id41" svg:width="1.0004in" svg:height="0.5004in" svg:x="4.0008in" svg:y="1.5in"><text:p text:style-name="P89"><text:span text:style-name="T54">Application</text:span></text:p><text:p text:style-name="P89"><text:span text:style-name="T54">context</text:span></text:p><draw:enhanced-geometry svg:viewBox="0 0 21600 21600" draw:type="rectangle" draw:enhanced-path="M 0 0 L 21600 0 21600 21600 0 21600 0 0 Z N"/></draw:custom-shape><draw:connector draw:style-name="gr53" draw:text-style-name="P86" svg:x1="6.5008in" svg:y1="2.75in" svg:x2="6.5008in" svg:y2="2in" draw:start-shape="id34" draw:start-glue-point="0" draw:end-shape="id35" draw:end-glue-point="2" svg:d="m16512 6985v-1905" svg:viewBox="0 0 2 1907"><text:p/></draw:connector><draw:custom-shape draw:style-name="gr54" draw:text-style-name="P86" xml:id="id42" draw:id="id42" svg:width="0.5004in" svg:height="0.5004in" svg:x="2.2508in" svg:y="0.5in"><text:p/><draw:enhanced-geometry svg:viewBox="0 0 21600 21600" draw:glue-points="10800 0 0 10800 10800 21600 21600 10800" draw:text-areas="5400 5400 16200 16200" draw:type="diamond" draw:enhanced-path="M 10800 0 L 21600 10800 10800 21600 0 10800 10800 0 Z N"/></draw:custom-shape><draw:connector draw:style-name="gr55" draw:text-style-name="P86" svg:x1="7.0008in" svg:y1="5.6in" svg:x2="7.0008in" svg:y2="3.25in" draw:start-shape="id36" draw:start-glue-point="1" draw:end-shape="id34" svg:d="m17782 14224h502v-5969h-502" svg:viewBox="0 0 504 5971"><text:p/></draw:connector><draw:connector draw:style-name="gr56" draw:text-style-name="P86" svg:x1="7.0008in" svg:y1="4.75in" svg:x2="7.0008in" svg:y2="3.25in" draw:start-shape="id37" draw:start-glue-point="1" draw:end-shape="id34" draw:end-glue-point="1" svg:d="m17782 12065h502v-3810h-502" svg:viewBox="0 0 504 3812"><text:p/></draw:connector><draw:connector draw:style-name="gr57" draw:text-style-name="P86" svg:x1="0.5008in" svg:y1="2.75in" svg:x2="0.5008in" svg:y2="2in" draw:start-shape="id38" draw:start-glue-point="0" draw:end-shape="id39" draw:end-glue-point="2" svg:d="m1272 6985v-1905" svg:viewBox="0 0 2 1907"><text:p/></draw:connector><draw:connector draw:style-name="gr58" draw:text-style-name="P86" svg:x1="4.5008in" svg:y1="2.75in" svg:x2="4.5008in" svg:y2="2in" draw:start-shape="id40" draw:start-glue-point="0" draw:end-shape="id41" draw:end-glue-point="2" svg:d="m11432 6985v-1905" svg:viewBox="0 0 2 1907"><text:p/></draw:connector><draw:connector draw:style-name="gr59" draw:text-style-name="P86" svg:x1="2.7508in" svg:y1="0.75in" svg:x2="4.5008in" svg:y2="1.5in" draw:start-shape="id42" draw:start-glue-point="7" draw:end-shape="id41" draw:end-glue-point="0" svg:d="m6987 1905h4445v1905" svg:viewBox="0 0 4447 1907"><text:p/></draw:connector><draw:line draw:style-name="gr60" draw:text-style-name="P86" svg:x1="5.0004in" svg:y1="1.7496in" svg:x2="6.0004in" svg:y2="1.7496in"><text:p/></draw:line><draw:line draw:style-name="gr61" draw:text-style-name="P86" svg:x1="2.5004in" svg:y1="0.3496in" svg:x2="6.0004in" svg:y2="0.3496in"><text:p/></draw:line><draw:line draw:style-name="gr62" draw:text-style-name="P86" svg:x1="2.5004in" svg:y1="0.4996in" svg:x2="2.5004in" svg:y2="0.3496in"><text:p/></draw:line><draw:connector draw:style-name="gr63" draw:text-style-name="P86" svg:x1="0.5008in" svg:y1="1.5in" svg:x2="2.2508in" svg:y2="0.75in" draw:start-shape="id39" draw:start-glue-point="0" draw:end-shape="id42" draw:end-glue-point="5" svg:d="m1272 3810v-1905h4445" svg:viewBox="0 0 4447 1907"><text:p/></draw:connector><draw:connector draw:style-name="gr64" draw:text-style-name="P86" svg:x1="1.0008in" svg:y1="3.25in" svg:x2="2.5008in" svg:y2="1in" draw:start-shape="id38" draw:start-glue-point="1" draw:end-shape="id42" draw:end-glue-point="6" svg:d="m2542 8255h3810v-5715" svg:viewBox="0 0 3812 5717"><text:p/></draw:connector><draw:connector draw:style-name="gr65" draw:text-style-name="P86" svg:x1="0.5008in" svg:y1="3.75in" svg:x2="5.5008in" svg:y2="5.6in" draw:start-shape="id38" draw:start-glue-point="2" draw:end-shape="id36" draw:end-glue-point="3" svg:d="m1272 9525v4699h12700" svg:viewBox="0 0 12702 4701"><text:p/></draw:connector></draw:g>Figure <text:sequence text:ref-name="refFigure2" text:name="Figure" text:formula="ooow:Figure+1" style:num-format="1">1</text:sequence>: Application and Backend communicating via a kernel mediated channel</text:p></draw:text-box></draw:frame><text:soft-page-break/></text:p>
      <text:p text:style-name="P23"/>
      <text:p text:style-name="P18"><text:span text:style-name="T42"/></text:p>
      <text:p text:style-name="P18"><text:span text:style-name="T41"/></text:p>
      <text:p text:style-name="P18"><text:span text:style-name="T11"><text:s/>Shows how the relationships in a simple (direct) trusted helper model. </text:span><text:span text:style-name="T14">In this model t</text:span><text:span text:style-name="T11">he application communicates </text:span><text:span text:style-name="T14">directly </text:span><text:span text:style-name="T11">with the trusted helper, which </text:span><text:span text:style-name="T33">in </text:span><text:span text:style-name="T14">this case is known </text:span><text:span text:style-name="T11">as a </text:span><text:span text:style-name="T14">trusted </text:span><text:span text:style-name="T11">backend. The kernel uses the apparmor policy to provide a security context for both the application and the backend. The trusted backend can then query the apparmor policy to determine the permissions for the applications request, and then it can reply back to the application.</text:span></text:p>
      <text:p text:style-name="P24"/>
      <text:p text:style-name="P36">- can only extend rule set as direct communication is already being mediated</text:p>
      <text:p text:style-name="P38">- apparmor is controlling the messages between the applications</text:p>
      <text:p text:style-name="P38"/>
      <text:p text:style-name="P39"><text:span text:style-name="T45">- get security context of Application.</text:span></text:p>
      <text:p text:style-name="P39"><text:span text:style-name="T45">- kernel provides security context</text:span></text:p>
      <text:p text:style-name="P39"><text:span text:style-name="T45">- trust the security context</text:span></text:p>
      <text:p text:style-name="P39"><text:span text:style-name="T45">- make decisions based off of it (query via api)</text:span></text:p>
      <text:p text:style-name="P39"><text:span text:style-name="T45"/></text:p>
      <text:p text:style-name="P39"><text:soft-page-break/><text:span text:style-name="T45">- save acls locally</text:span></text:p>
      <text:p text:style-name="P39"><text:span text:style-name="T45">- extend policy</text:span></text:p>
      <text:p text:style-name="P39"><text:span text:style-name="T45"/></text:p>
      <text:p text:style-name="P23">An example of this type of Trusted helper would be ????.</text:p>
      <text:p text:style-name="P21"/>
      <text:p text:style-name="P40">bar</text:p>
      <text:p text:style-name="P41"/>
      <text:p text:style-name="P41"/>
      <text:p text:style-name="P41"/>
      <text:p text:style-name="P41"/>
      <text:h text:style-name="P71" text:outline-level="3"><text:bookmark-start text:name="__RefHeading__4013_510320029"/><text:span text:style-name="T31">Trusted Intermediaries (</text:span>3<text:span text:style-name="T31"> </text:span>Layer model<text:span text:style-name="T31">)</text:span><text:bookmark-end text:name="__RefHeading__4013_510320029"/></text:h>
      <text:p text:style-name="P20"><text:span text:style-name="T16">While most services fit into the </text:span><text:span text:style-name="T31">trusted backen</text:span><text:span text:style-name="T39">d</text:span><text:span text:style-name="T16"> where the application directly connects and talks to the service, there are several cases where an extra application/service, the intermediary, is involved. The intermediary acts as a </text:span><text:span text:style-name="T39">third party in an exchange, </text:span><text:span text:style-name="T16">message relay, bus sending the message on to the target, after having done its work, whether its just looking up the targets address or reformating the message. </text:span><text:span text:style-name="T14">An example of a trusted intermediary is the D-Bus message bus when it lives in userspace. An application sends messages (via the kernel) to the dbus daemon which then relays the message on to the correct backend. Similary an</text:span><text:span text:style-name="T38">y</text:span><text:span text:style-name="T14"> replies from the backend are sent to the D-Bus daemon before being relayed on to the Application.</text:span></text:p>
      <text:p text:style-name="P42"/>
      <text:p text:style-name="P20"><text:span text:style-name="T16">The </text:span><text:span text:style-name="T21">apparmor </text:span><text:span text:style-name="T16">kernel </text:span><text:span text:style-name="T21">module </text:span><text:span text:style-name="T16">mediates </text:span><text:span text:style-name="T19">communication</text:span><text:span text:style-name="T16"> between the application and the intermediary, </text:span><text:span text:style-name="T31">and</text:span><text:span text:style-name="T16"> between the intermediary and the backend service. </text:span><text:span text:style-name="T19">However it can no</text:span><text:span text:style-name="T21">t</text:span><text:span text:style-name="T19"> mediate the contents of the message nor which applications or backends the intermediary chooses to relay messages on to. As shown in </text:span><text:span text:style-name="T19"><text:sequence-ref text:reference-format="category-and-value" text:ref-name="refFigure0">Figure 2</text:sequence-ref></text:span><text:span text:style-name="T19">, once the intermediary receives a message from application A it could choose to send it on to application B, or C or D, as </text:span><text:span text:style-name="T39">un</text:span><text:span text:style-name="T19">extended apparmor policy can only control the direct communication between processes and the intermediary is allowed to communicate with each of the processes A, B, C, and D.</text:span></text:p>
      <text:p text:style-name="P42"/>
      <text:p text:style-name="P42"><draw:frame draw:style-name="fr2" draw:name="Frame1" text:anchor-type="paragraph" svg:y="0.0008in" svg:width="5.2555in" draw:z-index="4"><draw:text-box fo:min-height="2.7543in"><text:p text:style-name="P85"><draw:g text:anchor-type="paragraph" draw:z-index="5" draw:style-name="gr18"><draw:custom-shape draw:style-name="gr19" draw:text-style-name="P91" xml:id="id27" draw:id="id27" svg:width="1.2512in" svg:height="1.2516in" svg:x="0.0016in" svg:y="0.0008in"><text:p text:style-name="P89"><text:span text:style-name="T55">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0" draw:text-style-name="P91" xml:id="id28" draw:id="id28" svg:width="1.2516in" svg:height="1.2512in" svg:x="4.002in" svg:y="0in"><text:p text:style-name="P89"><text:span text:style-name="T55">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1" draw:text-style-name="P91" xml:id="id29" draw:id="id29" svg:width="1.2512in" svg:height="1.2504in" svg:x="0.0016in" svg:y="1.5008in"><text:p text:style-name="P89"><text:span text:style-name="T55">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2" draw:text-style-name="P91" xml:id="id30" draw:id="id30" svg:width="1.2512in" svg:height="1.2512in" svg:x="4.0016in" svg:y="1.5in"><text:p text:style-name="P89"><text:span text:style-name="T55">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3" draw:text-style-name="P91" svg:width="1.2512in" svg:height="1.2512in" svg:x="2.0016in" svg:y="0.75in"><text:p text:style-name="P89"><text:span text:style-name="T55">Trusted</text:span></text:p><text:p text:style-name="P89"><text:span text:style-name="T55">Intermedia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4" draw:text-style-name="P86" svg:x1="3.2528in" svg:y1="1.0008in" svg:x2="4.0028in" svg:y2="1.0008in"><text:p/></draw:line><draw:line draw:style-name="gr25" draw:text-style-name="P86" svg:x1="3.2528in" svg:y1="1.7508in" svg:x2="4.0028in" svg:y2="1.7508in"><text:p/></draw:line><draw:line draw:style-name="gr26" draw:text-style-name="P86" svg:x1="1.2528in" svg:y1="1.0008in" svg:x2="2.0028in" svg:y2="1.0008in"><text:p/></draw:line><draw:line draw:style-name="gr27" draw:text-style-name="P86" svg:x1="1.2528in" svg:y1="1.7508in" svg:x2="2.0028in" svg:y2="1.7508in"><text:p/></draw:line><draw:connector draw:style-name="gr28" draw:text-style-name="P86" svg:x1="1.2524in" svg:y1="0.6264in" svg:x2="4.0024in" svg:y2="0.6252in" draw:start-shape="id27" draw:start-glue-point="1" draw:end-shape="id28" svg:d="m3181 1591h3493v-3h3492" svg:viewBox="0 0 6987 5"><text:p/></draw:connector><draw:connector draw:style-name="gr29" draw:text-style-name="P86" svg:x1="1.2524in" svg:y1="2.1256in" svg:x2="4.002in" svg:y2="2.1252in" draw:start-shape="id29" draw:start-glue-point="1" draw:end-shape="id30" draw:end-glue-point="3" svg:d="m3181 5399h3491v-1h3493" svg:viewBox="0 0 6985 4"><text:p/></draw:connector></draw:g>Figure <text:sequence text:ref-name="refFigure0" text:name="Figure" text:formula="ooow:Figure+1" style:num-format="1">2</text:sequence>: Process communicating via Trusted Intermediary</text:p></draw:text-box></draw:frame></text:p>
      <text:p text:style-name="P43"/>
      <text:p text:style-name="P44"><text:span text:style-name="T18">When an intermediary is involved </text:span><text:span text:style-name="T15">a few conditions must be met for it to be considered a 3 layer model. The intermediary must be “trusted”, </text:span><text:span text:style-name="T19">otherwise there is no value in extending apparmor support to it </text:span><text:span text:style-name="T32">as no</text:span><text:span text:style-name="T15"> additional enforcement can be done and the intermediary just becomes a variation on the two layer </text:span><text:soft-page-break/><text:span text:style-name="T15">model. The application also must </text:span><text:span text:style-name="T19">be in</text:span><text:span text:style-name="T15"> a different profile (domain) from the intermediary and the backend, otherwise apparmor can not be guarenteed to enforce restricting communications between the processes.</text:span></text:p>
      <text:h text:style-name="P80" text:outline-level="5"><text:bookmark-start text:name="__RefHeading__4015_510320029"/>3 Layer Trusted Helper <text:span text:style-name="T20">- </text:span>Trusted intermediary <text:span text:style-name="T20">only</text:span><text:bookmark-end text:name="__RefHeading__4015_510320029"/></text:h>
      <text:p text:style-name="P44"><text:span text:style-name="T18">To improve mediation when communication goes through a userspace intermediary, the intermediary can become a trusted helper, extending apparmor policy and enforcing the extended rule set. The intermediary becomes responsible for determining the type and extent of enforcement being done. </text:span><text:span text:style-name="T39">A</text:span><text:span text:style-name="T18">pp</text:span><text:span text:style-name="T39">A</text:span><text:span text:style-name="T18">rmor “trusts” it </text:span><text:span text:style-name="T21">only </text:span><text:span text:style-name="T18">within the domain its enforcing, </text:span><text:span text:style-name="T21">that is</text:span><text:span text:style-name="T18"> apparmor still enforces the mediation that is done between the processes as if the intermediary isn't trusted. Depending on how the intermediary is extended to support apparmor, it can expand the types and granularity of mediation being done or it can just enforce policy as if the application is directly communicating with the backend service.</text:span></text:p>
      <text:h text:style-name="P81" text:outline-level="5"><text:bookmark-start text:name="__RefHeading__7077_510320029"/>Trusted intermediary without extending policy<text:bookmark-end text:name="__RefHeading__7077_510320029"/></text:h>
      <text:p text:style-name="P49">The simplest <text:span text:style-name="T35">trusted intermediary </text:span>enforce<text:span text:style-name="T35">s</text:span> mediation as if the application and backend are directly communicating with each other.<text:span text:style-name="T35"> The intermediary performs the permission cross check between the application and backend security contexts just as the kernel would for direct communication.</text:span></text:p>
      <text:p text:style-name="P49"><text:span text:style-name="T35"/></text:p>
      <text:p text:style-name="P49"><text:span text:style-name="T35">AppArmor policy is still required to allow this communication </text:span><text:span text:style-name="T36">between the various processes</text:span><text:span text:style-name="T35">. </text:span><text:span text:style-name="T36">Instead of using an extension t</text:span><text:span text:style-name="T23">he policy </text:span><text:span text:style-name="T36">is</text:span><text:span text:style-name="T23"> written so </text:span><text:span text:style-name="T34">that each profile involved can communicate with the the other processes involved as shown in </text:span><text:span text:style-name="T34"><text:sequence-ref text:reference-format="category-and-value" text:ref-name="refFigure1">Figure 3</text:sequence-ref></text:span><text:span text:style-name="T34">.</text:span></text:p>
      <text:p text:style-name="P49"><text:span text:style-name="T34"/></text:p>
      <text:p text:style-name="P49"><text:span text:style-name="T35">The specifics of whether generic ipc rules would be sufficient are up to the Intermediary extension that enforces the apparmor policy restrictions. If for example both the Application and the Backend are communication with the intermediary over unix domain sockets. </text:span><text:span text:style-name="T36">T</text:span><text:span text:style-name="T35">he Intermediary might make the permission query as if the Application is talking to the Backend directly over a unix domain socket. But if the Application and the Backend are using different types of communication channels then it might be better if the intermediary used a more generic permission query.</text:span></text:p>
      <text:p text:style-name="P44"><text:span text:style-name="T23"><text:s/></text:span></text:p>
      <text:p text:style-name="P50"/>
      <text:p text:style-name="P10"><draw:frame draw:style-name="fr2" draw:name="Frame2" text:anchor-type="paragraph" svg:y="0.0008in" svg:width="5.2661in" draw:z-index="6"><draw:text-box fo:min-height="1.2555in"><text:p text:style-name="P85"><draw:g text:anchor-type="paragraph" draw:z-index="7" draw:style-name="gr18"><draw:custom-shape draw:style-name="gr30" draw:text-style-name="P91" xml:id="id31" draw:id="id31" svg:width="1.2504in" svg:height="1.2516in" svg:x="0.0008in" svg:y="0.000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31" draw:text-style-name="P93" svg:width="1.215in" svg:height="0.4189in" svg:x="0.0402in" svg:y="0.6417in"><draw:text-box><text:p text:style-name="P92"><text:span text:style-name="T56">ipc Intermediary,</text:span></text:p><text:p text:style-name="P92"><text:span text:style-name="T56">ipc Application,</text:span></text:p></draw:text-box></draw:frame><draw:line draw:style-name="gr32" draw:text-style-name="P94" svg:x1="-0.0004in" svg:y1="0.5008in" svg:x2="1.2496in" svg:y2="0.5008in"><text:p/></draw:line><draw:frame draw:style-name="gr33" draw:text-style-name="P95" svg:width="0.8476in" svg:height="0.2913in" svg:x="0.2008in" svg:y="0.1256in"><draw:text-box><text:p text:style-name="P92"><text:span text:style-name="T55">Backend</text:span></text:p></draw:text-box></draw:frame><draw:custom-shape draw:style-name="gr34" draw:text-style-name="P91" xml:id="id32" draw:id="id32" svg:width="1.2504in" svg:height="1.2512in" svg:x="2.0008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5" draw:text-style-name="P94" svg:x1="1.9996in" svg:y1="0.4996in" svg:x2="3.2496in" svg:y2="0.4996in"><text:p/></draw:line><draw:frame draw:style-name="gr36" draw:text-style-name="P95" svg:width="1.1252in" svg:height="0.2913in" svg:x="2.0744in" svg:y="0.1256in"><draw:text-box><text:p text:style-name="P92"><text:span text:style-name="T55">Intermediary</text:span></text:p></draw:text-box></draw:frame><draw:custom-shape draw:style-name="gr37" draw:text-style-name="P91" xml:id="id33" draw:id="id33" svg:width="1.2512in" svg:height="1.2516in" svg:x="3.9992in" svg:y="0.000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 draw:text-style-name="P94" svg:x1="3.9984in" svg:y1="0.5008in" svg:x2="5.2484in" svg:y2="0.5008in"><text:p/></draw:line><draw:frame draw:style-name="gr39" draw:text-style-name="P95" svg:width="1.0142in" svg:height="0.2913in" svg:x="4.1083in" svg:y="0.1402in"><draw:text-box><text:p text:style-name="P92"><text:span text:style-name="T55">Application</text:span></text:p></draw:text-box></draw:frame><draw:frame draw:style-name="gr40" draw:text-style-name="P93" svg:width="1.1252in" svg:height="0.4189in" svg:x="2.0744in" svg:y="0.6508in"><draw:text-box><text:p text:style-name="P92"><text:span text:style-name="T56">ipc Backend,</text:span></text:p><text:p text:style-name="P92"><text:span text:style-name="T56">ipc Application,</text:span></text:p></draw:text-box></draw:frame><draw:frame draw:style-name="gr41" draw:text-style-name="P93" svg:width="1.215in" svg:height="0.4189in" svg:x="4.05in" svg:y="0.6417in"><draw:text-box><text:p text:style-name="P92"><text:span text:style-name="T56">ipc Intermediary,</text:span></text:p><text:p text:style-name="P92"><text:span text:style-name="T56">ipc Backend,</text:span></text:p></draw:text-box></draw:frame><draw:connector draw:style-name="gr42" draw:text-style-name="P86" draw:type="line" svg:x1="1.2508in" svg:y1="0.6264in" svg:x2="2.0008in" svg:y2="0.6252in" draw:start-shape="id31" draw:start-glue-point="1" draw:end-shape="id32" draw:end-glue-point="3" svg:d="m3177 1591 1905-3" svg:viewBox="0 0 1907 5"><text:p/></draw:connector><draw:connector draw:style-name="gr43" draw:text-style-name="P86" draw:type="line" svg:x1="3.2508in" svg:y1="0.6252in" svg:x2="3.9992in" svg:y2="0.6264in" draw:start-shape="id32" draw:start-glue-point="1" draw:end-shape="id33" draw:end-glue-point="3" svg:d="m8257 1588 1901 3" svg:viewBox="0 0 1903 5"><text:p/></draw:connector></draw:g>Figure <text:sequence text:ref-name="refFigure1" text:name="Figure" text:formula="ooow:Figure+1" style:num-format="1">3</text:sequence>: Intermediary enforcing communication restrictions without extending policy</text:p></draw:text-box></draw:frame><text:span text:style-name="T17"/></text:p>
      <text:h text:style-name="P81" text:outline-level="5"><text:bookmark-start text:name="__RefHeading__7079_510320029"/>Trusted intermediaries with extended policy<text:bookmark-end text:name="__RefHeading__7079_510320029"/></text:h>
      <text:p text:style-name="P46"><text:span text:style-name="T43">For a finer grained control of the services the Intermediary provides it is possible to extend policy in a manner similar to that used for trusted Backends.</text:span></text:p>
      <text:p text:style-name="P46"><text:span text:style-name="T43"/></text:p>
      <text:p text:style-name="P47"><text:span text:style-name="T44">dbus</text:span></text:p>
      <text:p text:style-name="P47"><text:span text:style-name="T44">policy kit</text:span></text:p>
      <text:p text:style-name="P47"><text:span text:style-name="T44"/></text:p>
      <text:p text:style-name="P46"><text:soft-page-break/><text:span text:style-name="T43">- Backend fine grain not part of the Intermediary</text:span></text:p>
      <text:p text:style-name="P47"><text:span text:style-name="T44">- dbus example</text:span></text:p>
      <text:p text:style-name="P47"><text:span text:style-name="T44"/></text:p>
      <text:p text:style-name="P46"><text:span text:style-name="T43">Extending the apparmor policy for Intermediaries is similar to extending </text:span></text:p>
      <text:p text:style-name="P46"><text:span text:style-name="T43"/></text:p>
      <text:p text:style-name="P46"><text:span text:style-name="T43">- can be done by intermediary storing acls instead of updating policy, just as in 2 layer</text:span></text:p>
      <text:p text:style-name="P46"><text:span text:style-name="T43"/></text:p>
      <text:p text:style-name="P44"><text:span text:style-name="T23">Simply </text:span><text:span text:style-name="T22">extending</text:span><text:span text:style-name="T23"> the intermediary to enforce existing apparmor policy often does not provide as fine grained mediation as </text:span><text:span text:style-name="T22">could</text:span><text:span text:style-name="T23"> be possible </text:span><text:span text:style-name="T22">as the existing apparmor policy can not express the full semantics of what the intermediary is doing. In these cases apparmor policy can be extended (see ???) to add a new class and the intermediary then enforces this policy extension.</text:span></text:p>
      <text:p text:style-name="P48"/>
      <text:p text:style-name="P48">- doesn't require app communicating with backend over socket rule</text:p>
      <text:p text:style-name="P51">- extended type</text:p>
      <text:p text:style-name="P48">- abstracting new class to include the class and the socket communication</text:p>
      <text:p text:style-name="P48"/>
      <text:p text:style-name="P41"><draw:frame draw:style-name="fr1" draw:name="Frame14" text:anchor-type="paragraph" svg:x="0.0008in" svg:y="0in" svg:width="7.3in" draw:z-index="2"><draw:text-box fo:min-height="6.802in"><text:p text:style-name="P6"><draw:g text:anchor-type="paragraph" draw:z-index="3" draw:style-name="gr1"><draw:line draw:style-name="gr2" draw:text-style-name="P86" svg:x1="0.1004in" svg:y1="2.3in" svg:x2="7.2504in" svg:y2="2.3in"><text:p/></draw:line><draw:custom-shape draw:style-name="gr3" draw:text-style-name="P88" xml:id="id26" draw:id="id26" svg:width="1.5004in" svg:height="0.6504in" svg:x="5.6008in" svg:y="6.15in"><text:p text:style-name="P87"><text:span text:style-name="T53">profile Intermidiary {</text:span></text:p><text:p text:style-name="P87"><text:span text:style-name="T53"><text:s text:c="2"/></text:span><text:span text:style-name="T53">allow ipc Application</text:span></text:p><text:p text:style-name="P87"><text:span text:style-name="T53"><text:s text:c="2"/></text:span><text:span text:style-name="T53">allow ipc Backend</text:span></text:p><text:p text:style-name="P87"><text:span text:style-name="T53"><text:s text:c="2"/></text:span><text:span text:style-name="T53">...</text:span></text:p><text:p text:style-name="P87"><text:span text:style-name="T53">}</text:span></text:p><draw:enhanced-geometry svg:viewBox="0 0 21600 21600" draw:type="rectangle" draw:enhanced-path="M 0 0 L 21600 0 21600 21600 0 21600 0 0 Z N"/></draw:custom-shape><draw:custom-shape draw:style-name="gr3" draw:text-style-name="P88" xml:id="id19" draw:id="id19" svg:width="1.5004in" svg:height="0.6504in" svg:x="5.6008in" svg:y="4.5in"><text:p text:style-name="P87"><text:span text:style-name="T53">profile Backend {</text:span></text:p><text:p text:style-name="P87"><text:span text:style-name="T53"><text:s text:c="2"/></text:span><text:span text:style-name="T53">allow file rw</text:span></text:p><text:p text:style-name="P87"><text:span text:style-name="T53"><text:s text:c="2"/></text:span><text:span text:style-name="T53">allow ipc Intermediary</text:span></text:p><text:p text:style-name="P87"><text:span text:style-name="T53"><text:s text:c="2"/></text:span><text:span text:style-name="T53">bind service address</text:span></text:p><text:p text:style-name="P87"><text:span text:style-name="T53"><text:s text:c="2"/>…</text:span></text:p><text:p text:style-name="P87"><text:span text:style-name="T53">}</text:span></text:p><draw:enhanced-geometry svg:viewBox="0 0 21600 21600" draw:type="rectangle" draw:enhanced-path="M 0 0 L 21600 0 21600 21600 0 21600 0 0 Z N"/></draw:custom-shape><draw:custom-shape draw:style-name="gr4" draw:text-style-name="P90" xml:id="id20" draw:id="id20" svg:width="1.0004in" svg:height="1.0004in" svg:x="0.1008in" svg:y="2.8in"><text:p text:style-name="P89"><text:span text:style-name="T54">Trusted</text:span></text:p><text:p text:style-name="P89"><text:span text:style-name="T54">Backen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90" xml:id="id16" draw:id="id16" svg:width="1.0004in" svg:height="1.0004in" svg:x="2.1008in" svg:y="2.8in"><text:p text:style-name="P89"><text:span text:style-name="T54">Trusted</text:span></text:p><text:p text:style-name="P89"><text:span text:style-name="T54">Intermediary</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90" xml:id="id21" draw:id="id21" svg:width="1.0004in" svg:height="0.5004in" svg:x="0.1008in" svg:y="1.55in"><text:p text:style-name="P89"><text:span text:style-name="T54">Backend</text:span></text:p><text:p text:style-name="P89"><text:span text:style-name="T54">context</text:span></text:p><draw:enhanced-geometry svg:viewBox="0 0 21600 21600" draw:type="rectangle" draw:enhanced-path="M 0 0 L 21600 0 21600 21600 0 21600 0 0 Z N"/></draw:custom-shape><draw:custom-shape draw:style-name="gr5" draw:text-style-name="P90" svg:width="1.0004in" svg:height="0.5004in" svg:x="2.1008in" svg:y="1.55in"><text:p text:style-name="P89"><text:span text:style-name="T54">Intermediary</text:span></text:p><text:p text:style-name="P89"><text:span text:style-name="T54">context</text:span></text:p><draw:enhanced-geometry svg:viewBox="0 0 21600 21600" draw:type="rectangle" draw:enhanced-path="M 0 0 L 21600 0 21600 21600 0 21600 0 0 Z N"/></draw:custom-shape><draw:custom-shape draw:style-name="gr3" draw:text-style-name="P90" xml:id="id15" draw:id="id15" svg:width="1.0004in" svg:height="2.0504in" svg:x="6.1008in" svg:y="0in"><text:p text:style-name="P89"><text:span text:style-name="T54">Active</text:span></text:p><text:p text:style-name="P89"><text:span text:style-name="T54">Policy</text:span></text:p><draw:enhanced-geometry svg:viewBox="0 0 21600 21600" draw:type="rectangle" draw:enhanced-path="M 0 0 L 21600 0 21600 21600 0 21600 0 0 Z N"/></draw:custom-shape><draw:custom-shape draw:style-name="gr3" draw:text-style-name="P90" xml:id="id14" draw:id="id14" svg:width="1.0004in" svg:height="1.0004in" svg:x="6.1008in" svg:y="2.8in"><text:p text:style-name="P89"><text:span text:style-name="T54">Policy</text:span></text:p><text:p text:style-name="P89"><text:span text:style-name="T54">Compil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90" xml:id="id22" draw:id="id22" svg:width="1.0004in" svg:height="1.0004in" svg:x="4.1008in" svg:y="2.8in"><text:p text:style-name="P89"><text:span text:style-name="T54">Applic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88" xml:id="id18" draw:id="id18" svg:width="1.5004in" svg:height="0.6504in" svg:x="5.6008in" svg:y="5.3in"><text:p text:style-name="P87"><text:span text:style-name="T53">profile Application {</text:span></text:p><text:p text:style-name="P87"><text:span text:style-name="T53"><text:s text:c="2"/></text:span><text:span text:style-name="T53">allow backend X,</text:span></text:p><text:p text:style-name="P87"><text:span text:style-name="T53"><text:s text:c="2"/></text:span><text:span text:style-name="T53">#implied ipc interm...</text:span></text:p><text:p text:style-name="P87"><text:span text:style-name="T53"><text:s text:c="2"/>…</text:span></text:p><text:p text:style-name="P87"><text:span text:style-name="T53">}</text:span></text:p><draw:enhanced-geometry svg:viewBox="0 0 21600 21600" draw:type="rectangle" draw:enhanced-path="M 0 0 L 21600 0 21600 21600 0 21600 0 0 Z N"/></draw:custom-shape><draw:custom-shape draw:style-name="gr6" draw:text-style-name="P90" xml:id="id23" draw:id="id23" svg:width="1.0004in" svg:height="0.5004in" svg:x="4.1008in" svg:y="1.55in"><text:p text:style-name="P89"><text:span text:style-name="T54">Application</text:span></text:p><text:p text:style-name="P89"><text:span text:style-name="T54">context</text:span></text:p><draw:enhanced-geometry svg:viewBox="0 0 21600 21600" draw:type="rectangle" draw:enhanced-path="M 0 0 L 21600 0 21600 21600 0 21600 0 0 Z N"/></draw:custom-shape><draw:connector draw:style-name="gr7" draw:text-style-name="P86" svg:x1="6.6008in" svg:y1="2.8in" svg:x2="6.6008in" svg:y2="2.05in" draw:start-shape="id14" draw:start-glue-point="0" draw:end-shape="id15" draw:end-glue-point="2" svg:d="m16766 7112v-1905" svg:viewBox="0 0 2 1907"><text:p/></draw:connector><draw:custom-shape draw:style-name="gr8" draw:text-style-name="P86" xml:id="id25" draw:id="id25" svg:width="0.5004in" svg:height="0.5004in" svg:x="1.3508in" svg:y="0.55in"><text:p/><draw:enhanced-geometry svg:viewBox="0 0 21600 21600" draw:glue-points="10800 0 0 10800 10800 21600 21600 10800" draw:text-areas="5400 5400 16200 16200" draw:type="diamond" draw:enhanced-path="M 10800 0 L 21600 10800 10800 21600 0 10800 10800 0 Z N"/></draw:custom-shape><draw:custom-shape draw:style-name="gr8" draw:text-style-name="P86" xml:id="id24" draw:id="id24" svg:width="0.5004in" svg:height="0.5004in" svg:x="3.3508in" svg:y="0.55in"><text:p/><draw:enhanced-geometry svg:viewBox="0 0 21600 21600" draw:glue-points="10800 0 0 10800 10800 21600 21600 10800" draw:text-areas="5400 5400 16200 16200" draw:type="diamond" draw:enhanced-path="M 10800 0 L 21600 10800 10800 21600 0 10800 10800 0 Z N"/></draw:custom-shape><draw:custom-shape draw:style-name="gr9" draw:text-style-name="P86" xml:id="id17" draw:id="id17" svg:width="0.5004in" svg:height="0.5504in" svg:x="2.3508in" svg:y="4.25in"><text:p/><draw:enhanced-geometry svg:viewBox="0 0 21600 21600" draw:glue-points="10800 0 0 10800 10800 21600 21600 10800" draw:text-areas="5400 5400 16200 16200" draw:type="diamond" draw:enhanced-path="M 10800 0 L 21600 10800 10800 21600 0 10800 10800 0 Z N"/></draw:custom-shape><draw:connector draw:style-name="gr10" draw:text-style-name="P86" draw:type="line" svg:x1="2.6008in" svg:y1="3.8in" svg:x2="2.6008in" svg:y2="4.25in" draw:start-shape="id16" draw:start-glue-point="2" draw:end-shape="id17" draw:end-glue-point="4" svg:d="m6606 9652v1143" svg:viewBox="0 0 2 1145"><text:p/></draw:connector><draw:connector draw:style-name="gr7" draw:text-style-name="P86" svg:x1="7.1008in" svg:y1="5.6252in" svg:x2="7.1008in" svg:y2="3.3in" draw:start-shape="id18" draw:start-glue-point="1" draw:end-shape="id14" svg:d="m18036 14288h502v-5906h-502" svg:viewBox="0 0 504 5907"><text:p/></draw:connector><draw:connector draw:style-name="gr7" draw:text-style-name="P86" svg:x1="7.1008in" svg:y1="4.8252in" svg:x2="7.1008in" svg:y2="3.3in" draw:start-shape="id19" draw:start-glue-point="1" draw:end-shape="id14" draw:end-glue-point="1" svg:d="m18036 12256h502v-3874h-502" svg:viewBox="0 0 504 3875"><text:p/></draw:connector><draw:line draw:style-name="gr11" draw:text-style-name="P86" svg:x1="0.4504in" svg:y1="3.8in" svg:x2="0.4504in" svg:y2="6.45in"><text:p/></draw:line><draw:line draw:style-name="gr12" draw:text-style-name="P86" svg:x1="2.7504in" svg:y1="2.8in" svg:x2="2.7504in" svg:y2="2.05in"><text:p/></draw:line><draw:line draw:style-name="gr12" draw:text-style-name="P86" svg:x1="2.4504in" svg:y1="2.8in" svg:x2="2.4504in" svg:y2="2.05in"><text:p/></draw:line><draw:connector draw:style-name="gr13" draw:text-style-name="P86" svg:x1="0.6008in" svg:y1="2.8in" svg:x2="0.6008in" svg:y2="2.05in" draw:start-shape="id20" draw:start-glue-point="0" draw:end-shape="id21" draw:end-glue-point="2" svg:d="m1526 7112v-1905" svg:viewBox="0 0 2 1907"><text:p/></draw:connector><draw:connector draw:style-name="gr13" draw:text-style-name="P86" svg:x1="4.6008in" svg:y1="2.8in" svg:x2="4.6008in" svg:y2="2.05in" draw:start-shape="id22" draw:start-glue-point="0" draw:end-shape="id23" draw:end-glue-point="2" svg:d="m11686 7112v-1905" svg:viewBox="0 0 2 1907"><text:p/></draw:connector><draw:connector draw:style-name="gr13" draw:text-style-name="P86" svg:x1="3.8508in" svg:y1="0.8in" svg:x2="4.6008in" svg:y2="1.55in" draw:start-shape="id24" draw:start-glue-point="7" draw:end-shape="id23" draw:end-glue-point="0" svg:d="m9781 2032h1905v1905" svg:viewBox="0 0 1907 1907"><text:p/></draw:connector><draw:connector draw:style-name="gr13" draw:text-style-name="P86" svg:x1="1.3508in" svg:y1="0.8in" svg:x2="0.6008in" svg:y2="1.55in" draw:start-shape="id25" draw:start-glue-point="5" draw:end-shape="id21" draw:end-glue-point="0" svg:d="m3431 2032h-1905v1905" svg:viewBox="0 0 1907 1907"><text:p/></draw:connector><draw:connector draw:style-name="gr14" draw:text-style-name="P86" svg:x1="2.1008in" svg:y1="3.3in" svg:x2="1.6008in" svg:y2="1.05in" draw:start-shape="id16" draw:start-glue-point="3" draw:end-shape="id25" draw:end-glue-point="6" svg:d="m5336 8382h-1270v-5715" svg:viewBox="0 0 1272 5717"><text:p/></draw:connector><draw:connector draw:style-name="gr14" draw:text-style-name="P86" svg:x1="3.1008in" svg:y1="3.3in" svg:x2="3.6008in" svg:y2="1.05in" draw:start-shape="id16" draw:start-glue-point="1" draw:end-shape="id24" draw:end-glue-point="6" svg:d="m7876 8382h1270v-5715" svg:viewBox="0 0 1272 5717"><text:p/></draw:connector><draw:line draw:style-name="gr15" draw:text-style-name="P86" svg:x1="2.7504in" svg:y1="0.8in" svg:x2="2.7504in" svg:y2="1.55in"><text:p/></draw:line><draw:line draw:style-name="gr15" draw:text-style-name="P86" svg:x1="2.7504in" svg:y1="0.8in" svg:x2="3.3504in" svg:y2="0.8in"><text:p/></draw:line><draw:line draw:style-name="gr15" draw:text-style-name="P86" svg:x1="2.4504in" svg:y1="0.8in" svg:x2="2.4504in" svg:y2="1.55in"><text:p/></draw:line><draw:line draw:style-name="gr15" draw:text-style-name="P86" svg:x1="2.4504in" svg:y1="0.8in" svg:x2="1.8504in" svg:y2="0.8in"><text:p/></draw:line><draw:line draw:style-name="gr7" draw:text-style-name="P86" svg:x1="5.1004in" svg:y1="1.8in" svg:x2="6.1004in" svg:y2="1.8in"><text:p/></draw:line><draw:line draw:style-name="gr7" draw:text-style-name="P86" svg:x1="3.6004in" svg:y1="0.55in" svg:x2="6.1004in" svg:y2="0.55in"><text:p/></draw:line><draw:line draw:style-name="gr7" draw:text-style-name="P86" svg:x1="1.6004in" svg:y1="0.3in" svg:x2="6.1004in" svg:y2="0.3in"><text:p/></draw:line><draw:line draw:style-name="gr2" draw:text-style-name="P86" svg:x1="1.6004in" svg:y1="0.55in" svg:x2="1.6004in" svg:y2="0.3in"><text:p/></draw:line><draw:line draw:style-name="gr16" draw:text-style-name="P86" svg:x1="0.4504in" svg:y1="6.45in" svg:x2="5.6004in" svg:y2="6.45in"><text:p/></draw:line><draw:connector draw:style-name="gr17" draw:text-style-name="P86" svg:x1="0.6008in" svg:y1="3.8in" svg:x2="2.3508in" svg:y2="4.5252in" draw:start-shape="id20" draw:start-glue-point="2" draw:end-shape="id17" draw:end-glue-point="5" svg:d="m1526 9652v1842h4445" svg:viewBox="0 0 4447 1843"><text:p/></draw:connector><draw:connector draw:style-name="gr17" draw:text-style-name="P86" svg:x1="2.8508in" svg:y1="4.5252in" svg:x2="4.6008in" svg:y2="3.8in" draw:start-shape="id17" draw:start-glue-point="7" draw:end-shape="id22" draw:end-glue-point="2" svg:d="m7241 11494h4445v-1842" svg:viewBox="0 0 4447 1843"><text:p/></draw:connector><draw:line draw:style-name="gr16" draw:text-style-name="P86" svg:x1="0.4504in" svg:y1="5.8in" svg:x2="5.6004in" svg:y2="5.8in"><text:p/></draw:line><draw:line draw:style-name="gr16" draw:text-style-name="P86" svg:x1="2.6004in" svg:y1="5.45in" svg:x2="5.6004in" svg:y2="5.45in"><text:p/></draw:line><draw:connector draw:style-name="gr16" draw:text-style-name="P86" draw:type="line" svg:x1="2.6008in" svg:y1="4.8in" svg:x2="5.6008in" svg:y2="4.8252in" draw:start-shape="id17" draw:start-glue-point="6" draw:end-shape="id19" draw:end-glue-point="3" svg:d="m6606 12192 7620 64" svg:viewBox="0 0 7622 65"><text:p/></draw:connector><draw:line draw:style-name="gr11" draw:text-style-name="P86" svg:x1="2.6004in" svg:y1="5.45in" svg:x2="2.6004in" svg:y2="4.8in"><text:p/></draw:line><draw:connector draw:style-name="gr7" draw:text-style-name="P86" svg:x1="7.1008in" svg:y1="6.4752in" svg:x2="7.1008in" svg:y2="3.3in" draw:start-shape="id26" draw:start-glue-point="1" draw:end-shape="id14" draw:end-glue-point="1" svg:d="m18036 16447h502v-8065h-502" svg:viewBox="0 0 504 8066"><text:p/></draw:connector><draw:line draw:style-name="gr2" draw:text-style-name="P86" svg:x1="0.1004in" svg:y1="3.3in" svg:x2="0.0004in" svg:y2="3.3in"><text:p/></draw:line><draw:line draw:style-name="gr2" draw:text-style-name="P86" svg:x1="0.0004in" svg:y1="0.1in" svg:x2="0.0004in" svg:y2="3.3in"><text:p/></draw:line><draw:line draw:style-name="gr7" draw:text-style-name="P86" svg:x1="0.0004in" svg:y1="0.1in" svg:x2="6.1004in" svg:y2="0.1in"><text:p/></draw:line></draw:g>Illustration <text:sequence text:ref-name="refIllustration1" text:name="Illustration" text:formula="ooow:Illustration+1" style:num-format="1">1</text:sequence>: 3 Layer model: Trusted Intermediary</text:p></draw:text-box></draw:frame><text:soft-page-break/></text:p>
      <text:p text:style-name="P52">bar</text:p>
      <text:p text:style-name="P1"/>
      <text:h text:style-name="P80" text:outline-level="5"><text:bookmark-start text:name="__RefHeading__4017_510320029"/>3 Layer Trusted Model <text:span text:style-name="T20">-</text:span> Trusted Intermediary and Trusted Backend<text:bookmark-end text:name="__RefHeading__4017_510320029"/></text:h>
      <text:p text:style-name="P53"/>
      <text:p text:style-name="P53">fooo</text:p>
      <text:p text:style-name="P53"><draw:frame draw:style-name="fr1" draw:name="Frame13" text:anchor-type="paragraph" svg:x="0.0008in" svg:y="0in" svg:width="7.3in" draw:z-index="0"><draw:text-box fo:min-height="6.802in"><text:p text:style-name="P6"><draw:g text:anchor-type="paragraph" draw:z-index="1" draw:style-name="gr1"><draw:line draw:style-name="gr2" draw:text-style-name="P86" svg:x1="0.1004in" svg:y1="2.3in" svg:x2="7.2504in" svg:y2="2.3in"><text:p/></draw:line><draw:custom-shape draw:style-name="gr3" draw:text-style-name="P88" xml:id="id13" draw:id="id13" svg:width="1.5004in" svg:height="0.6504in" svg:x="5.6008in" svg:y="6.15in"><text:p text:style-name="P87"><text:span text:style-name="T53">profile Intermidiary {</text:span></text:p><text:p text:style-name="P87"><text:span text:style-name="T53"><text:s text:c="2"/></text:span><text:span text:style-name="T53">allow ipc Application</text:span></text:p><text:p text:style-name="P87"><text:span text:style-name="T53"><text:s text:c="2"/></text:span><text:span text:style-name="T53">allow ipc Backend</text:span></text:p><text:p text:style-name="P87"><text:span text:style-name="T53"><text:s text:c="2"/></text:span><text:span text:style-name="T53">...</text:span></text:p><text:p text:style-name="P87"><text:span text:style-name="T53">}</text:span></text:p><draw:enhanced-geometry svg:viewBox="0 0 21600 21600" draw:type="rectangle" draw:enhanced-path="M 0 0 L 21600 0 21600 21600 0 21600 0 0 Z N"/></draw:custom-shape><draw:custom-shape draw:style-name="gr3" draw:text-style-name="P88" xml:id="id6" draw:id="id6" svg:width="1.5004in" svg:height="0.6504in" svg:x="5.6008in" svg:y="4.5in"><text:p text:style-name="P87"><text:span text:style-name="T53">profile Backend {</text:span></text:p><text:p text:style-name="P87"><text:span text:style-name="T53"><text:s text:c="2"/></text:span><text:span text:style-name="T53">allow file rw</text:span></text:p><text:p text:style-name="P87"><text:span text:style-name="T53"><text:s text:c="2"/></text:span><text:span text:style-name="T53">allow ipc Intermediary</text:span></text:p><text:p text:style-name="P87"><text:span text:style-name="T53"><text:s text:c="2"/></text:span><text:span text:style-name="T53">bind service address</text:span></text:p><text:p text:style-name="P87"><text:span text:style-name="T53"><text:s text:c="2"/>…</text:span></text:p><text:p text:style-name="P87"><text:span text:style-name="T53">}</text:span></text:p><draw:enhanced-geometry svg:viewBox="0 0 21600 21600" draw:type="rectangle" draw:enhanced-path="M 0 0 L 21600 0 21600 21600 0 21600 0 0 Z N"/></draw:custom-shape><draw:custom-shape draw:style-name="gr4" draw:text-style-name="P90" xml:id="id7" draw:id="id7" svg:width="1.0004in" svg:height="1.0004in" svg:x="0.1008in" svg:y="2.8in"><text:p text:style-name="P89"><text:span text:style-name="T54">Trusted</text:span></text:p><text:p text:style-name="P89"><text:span text:style-name="T54">Backen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90" xml:id="id3" draw:id="id3" svg:width="1.0004in" svg:height="1.0004in" svg:x="2.1008in" svg:y="2.8in"><text:p text:style-name="P89"><text:span text:style-name="T54">Trusted</text:span></text:p><text:p text:style-name="P89"><text:span text:style-name="T54">Intermediary</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90" xml:id="id8" draw:id="id8" svg:width="1.0004in" svg:height="0.5004in" svg:x="0.1008in" svg:y="1.55in"><text:p text:style-name="P89"><text:span text:style-name="T54">Backend</text:span></text:p><text:p text:style-name="P89"><text:span text:style-name="T54">context</text:span></text:p><draw:enhanced-geometry svg:viewBox="0 0 21600 21600" draw:type="rectangle" draw:enhanced-path="M 0 0 L 21600 0 21600 21600 0 21600 0 0 Z N"/></draw:custom-shape><draw:custom-shape draw:style-name="gr5" draw:text-style-name="P90" svg:width="1.0004in" svg:height="0.5004in" svg:x="2.1008in" svg:y="1.55in"><text:p text:style-name="P89"><text:span text:style-name="T54">Intermediary</text:span></text:p><text:p text:style-name="P89"><text:span text:style-name="T54">context</text:span></text:p><draw:enhanced-geometry svg:viewBox="0 0 21600 21600" draw:type="rectangle" draw:enhanced-path="M 0 0 L 21600 0 21600 21600 0 21600 0 0 Z N"/></draw:custom-shape><draw:custom-shape draw:style-name="gr3" draw:text-style-name="P90" xml:id="id2" draw:id="id2" svg:width="1.0004in" svg:height="2.0504in" svg:x="6.1008in" svg:y="0in"><text:p text:style-name="P89"><text:span text:style-name="T54">Active</text:span></text:p><text:p text:style-name="P89"><text:span text:style-name="T54">Policy</text:span></text:p><draw:enhanced-geometry svg:viewBox="0 0 21600 21600" draw:type="rectangle" draw:enhanced-path="M 0 0 L 21600 0 21600 21600 0 21600 0 0 Z N"/></draw:custom-shape><draw:custom-shape draw:style-name="gr3" draw:text-style-name="P90" xml:id="id1" draw:id="id1" svg:width="1.0004in" svg:height="1.0004in" svg:x="6.1008in" svg:y="2.8in"><text:p text:style-name="P89"><text:span text:style-name="T54">Policy</text:span></text:p><text:p text:style-name="P89"><text:span text:style-name="T54">Compil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90" xml:id="id9" draw:id="id9" svg:width="1.0004in" svg:height="1.0004in" svg:x="4.1008in" svg:y="2.8in"><text:p text:style-name="P89"><text:span text:style-name="T54">Applic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88" xml:id="id5" draw:id="id5" svg:width="1.5004in" svg:height="0.6504in" svg:x="5.6008in" svg:y="5.3in"><text:p text:style-name="P87"><text:span text:style-name="T53">profile Application {</text:span></text:p><text:p text:style-name="P87"><text:span text:style-name="T53"><text:s text:c="2"/></text:span><text:span text:style-name="T53">allow backend X,</text:span></text:p><text:p text:style-name="P87"><text:span text:style-name="T53"><text:s text:c="2"/></text:span><text:span text:style-name="T53">#implied ipc interm...</text:span></text:p><text:p text:style-name="P87"><text:span text:style-name="T53"><text:s text:c="2"/>…</text:span></text:p><text:p text:style-name="P87"><text:span text:style-name="T53">}</text:span></text:p><draw:enhanced-geometry svg:viewBox="0 0 21600 21600" draw:type="rectangle" draw:enhanced-path="M 0 0 L 21600 0 21600 21600 0 21600 0 0 Z N"/></draw:custom-shape><draw:custom-shape draw:style-name="gr6" draw:text-style-name="P90" xml:id="id10" draw:id="id10" svg:width="1.0004in" svg:height="0.5004in" svg:x="4.1008in" svg:y="1.55in"><text:p text:style-name="P89"><text:span text:style-name="T54">Application</text:span></text:p><text:p text:style-name="P89"><text:span text:style-name="T54">context</text:span></text:p><draw:enhanced-geometry svg:viewBox="0 0 21600 21600" draw:type="rectangle" draw:enhanced-path="M 0 0 L 21600 0 21600 21600 0 21600 0 0 Z N"/></draw:custom-shape><draw:connector draw:style-name="gr7" draw:text-style-name="P86" svg:x1="6.6008in" svg:y1="2.8in" svg:x2="6.6008in" svg:y2="2.05in" draw:start-shape="id1" draw:start-glue-point="0" draw:end-shape="id2" draw:end-glue-point="2" svg:d="m16766 7112v-1905" svg:viewBox="0 0 2 1907"><text:p/></draw:connector><draw:custom-shape draw:style-name="gr8" draw:text-style-name="P86" xml:id="id12" draw:id="id12" svg:width="0.5004in" svg:height="0.5004in" svg:x="1.3508in" svg:y="0.55in"><text:p/><draw:enhanced-geometry svg:viewBox="0 0 21600 21600" draw:glue-points="10800 0 0 10800 10800 21600 21600 10800" draw:text-areas="5400 5400 16200 16200" draw:type="diamond" draw:enhanced-path="M 10800 0 L 21600 10800 10800 21600 0 10800 10800 0 Z N"/></draw:custom-shape><draw:custom-shape draw:style-name="gr8" draw:text-style-name="P86" xml:id="id11" draw:id="id11" svg:width="0.5004in" svg:height="0.5004in" svg:x="3.3508in" svg:y="0.55in"><text:p/><draw:enhanced-geometry svg:viewBox="0 0 21600 21600" draw:glue-points="10800 0 0 10800 10800 21600 21600 10800" draw:text-areas="5400 5400 16200 16200" draw:type="diamond" draw:enhanced-path="M 10800 0 L 21600 10800 10800 21600 0 10800 10800 0 Z N"/></draw:custom-shape><draw:custom-shape draw:style-name="gr9" draw:text-style-name="P86" xml:id="id4" draw:id="id4" svg:width="0.5004in" svg:height="0.5504in" svg:x="2.3508in" svg:y="4.25in"><text:p/><draw:enhanced-geometry svg:viewBox="0 0 21600 21600" draw:glue-points="10800 0 0 10800 10800 21600 21600 10800" draw:text-areas="5400 5400 16200 16200" draw:type="diamond" draw:enhanced-path="M 10800 0 L 21600 10800 10800 21600 0 10800 10800 0 Z N"/></draw:custom-shape><draw:connector draw:style-name="gr10" draw:text-style-name="P86" draw:type="line" svg:x1="2.6008in" svg:y1="3.8in" svg:x2="2.6008in" svg:y2="4.25in" draw:start-shape="id3" draw:start-glue-point="2" draw:end-shape="id4" draw:end-glue-point="4" svg:d="m6606 9652v1143" svg:viewBox="0 0 2 1145"><text:p/></draw:connector><draw:connector draw:style-name="gr7" draw:text-style-name="P86" svg:x1="7.1008in" svg:y1="5.6252in" svg:x2="7.1008in" svg:y2="3.3in" draw:start-shape="id5" draw:start-glue-point="1" draw:end-shape="id1" svg:d="m18036 14288h502v-5906h-502" svg:viewBox="0 0 504 5907"><text:p/></draw:connector><draw:connector draw:style-name="gr7" draw:text-style-name="P86" svg:x1="7.1008in" svg:y1="4.8252in" svg:x2="7.1008in" svg:y2="3.3in" draw:start-shape="id6" draw:start-glue-point="1" draw:end-shape="id1" draw:end-glue-point="1" svg:d="m18036 12256h502v-3874h-502" svg:viewBox="0 0 504 3875"><text:p/></draw:connector><draw:line draw:style-name="gr11" draw:text-style-name="P86" svg:x1="0.4504in" svg:y1="3.8in" svg:x2="0.4504in" svg:y2="6.45in"><text:p/></draw:line><draw:line draw:style-name="gr12" draw:text-style-name="P86" svg:x1="2.7504in" svg:y1="2.8in" svg:x2="2.7504in" svg:y2="2.05in"><text:p/></draw:line><draw:line draw:style-name="gr12" draw:text-style-name="P86" svg:x1="2.4504in" svg:y1="2.8in" svg:x2="2.4504in" svg:y2="2.05in"><text:p/></draw:line><draw:connector draw:style-name="gr13" draw:text-style-name="P86" svg:x1="0.6008in" svg:y1="2.8in" svg:x2="0.6008in" svg:y2="2.05in" draw:start-shape="id7" draw:start-glue-point="0" draw:end-shape="id8" draw:end-glue-point="2" svg:d="m1526 7112v-1905" svg:viewBox="0 0 2 1907"><text:p/></draw:connector><draw:connector draw:style-name="gr13" draw:text-style-name="P86" svg:x1="4.6008in" svg:y1="2.8in" svg:x2="4.6008in" svg:y2="2.05in" draw:start-shape="id9" draw:start-glue-point="0" draw:end-shape="id10" draw:end-glue-point="2" svg:d="m11686 7112v-1905" svg:viewBox="0 0 2 1907"><text:p/></draw:connector><draw:connector draw:style-name="gr13" draw:text-style-name="P86" svg:x1="3.8508in" svg:y1="0.8in" svg:x2="4.6008in" svg:y2="1.55in" draw:start-shape="id11" draw:start-glue-point="7" draw:end-shape="id10" draw:end-glue-point="0" svg:d="m9781 2032h1905v1905" svg:viewBox="0 0 1907 1907"><text:p/></draw:connector><draw:connector draw:style-name="gr13" draw:text-style-name="P86" svg:x1="1.3508in" svg:y1="0.8in" svg:x2="0.6008in" svg:y2="1.55in" draw:start-shape="id12" draw:start-glue-point="5" draw:end-shape="id8" draw:end-glue-point="0" svg:d="m3431 2032h-1905v1905" svg:viewBox="0 0 1907 1907"><text:p/></draw:connector><draw:connector draw:style-name="gr14" draw:text-style-name="P86" svg:x1="2.1008in" svg:y1="3.3in" svg:x2="1.6008in" svg:y2="1.05in" draw:start-shape="id3" draw:start-glue-point="3" draw:end-shape="id12" draw:end-glue-point="6" svg:d="m5336 8382h-1270v-5715" svg:viewBox="0 0 1272 5717"><text:p/></draw:connector><draw:connector draw:style-name="gr14" draw:text-style-name="P86" svg:x1="3.1008in" svg:y1="3.3in" svg:x2="3.6008in" svg:y2="1.05in" draw:start-shape="id3" draw:start-glue-point="1" draw:end-shape="id11" draw:end-glue-point="6" svg:d="m7876 8382h1270v-5715" svg:viewBox="0 0 1272 5717"><text:p/></draw:connector><draw:line draw:style-name="gr15" draw:text-style-name="P86" svg:x1="2.7504in" svg:y1="0.8in" svg:x2="2.7504in" svg:y2="1.55in"><text:p/></draw:line><draw:line draw:style-name="gr15" draw:text-style-name="P86" svg:x1="2.7504in" svg:y1="0.8in" svg:x2="3.3504in" svg:y2="0.8in"><text:p/></draw:line><draw:line draw:style-name="gr15" draw:text-style-name="P86" svg:x1="2.4504in" svg:y1="0.8in" svg:x2="2.4504in" svg:y2="1.55in"><text:p/></draw:line><draw:line draw:style-name="gr15" draw:text-style-name="P86" svg:x1="2.4504in" svg:y1="0.8in" svg:x2="1.8504in" svg:y2="0.8in"><text:p/></draw:line><draw:line draw:style-name="gr7" draw:text-style-name="P86" svg:x1="5.1004in" svg:y1="1.8in" svg:x2="6.1004in" svg:y2="1.8in"><text:p/></draw:line><draw:line draw:style-name="gr7" draw:text-style-name="P86" svg:x1="3.6004in" svg:y1="0.55in" svg:x2="6.1004in" svg:y2="0.55in"><text:p/></draw:line><draw:line draw:style-name="gr7" draw:text-style-name="P86" svg:x1="1.6004in" svg:y1="0.3in" svg:x2="6.1004in" svg:y2="0.3in"><text:p/></draw:line><draw:line draw:style-name="gr2" draw:text-style-name="P86" svg:x1="1.6004in" svg:y1="0.55in" svg:x2="1.6004in" svg:y2="0.3in"><text:p/></draw:line><draw:line draw:style-name="gr16" draw:text-style-name="P86" svg:x1="0.4504in" svg:y1="6.45in" svg:x2="5.6004in" svg:y2="6.45in"><text:p/></draw:line><draw:connector draw:style-name="gr17" draw:text-style-name="P86" svg:x1="0.6008in" svg:y1="3.8in" svg:x2="2.3508in" svg:y2="4.5252in" draw:start-shape="id7" draw:start-glue-point="2" draw:end-shape="id4" draw:end-glue-point="5" svg:d="m1526 9652v1842h4445" svg:viewBox="0 0 4447 1843"><text:p/></draw:connector><draw:connector draw:style-name="gr17" draw:text-style-name="P86" svg:x1="2.8508in" svg:y1="4.5252in" svg:x2="4.6008in" svg:y2="3.8in" draw:start-shape="id4" draw:start-glue-point="7" draw:end-shape="id9" draw:end-glue-point="2" svg:d="m7241 11494h4445v-1842" svg:viewBox="0 0 4447 1843"><text:p/></draw:connector><draw:line draw:style-name="gr16" draw:text-style-name="P86" svg:x1="0.4504in" svg:y1="5.8in" svg:x2="5.6004in" svg:y2="5.8in"><text:p/></draw:line><draw:line draw:style-name="gr16" draw:text-style-name="P86" svg:x1="2.6004in" svg:y1="5.45in" svg:x2="5.6004in" svg:y2="5.45in"><text:p/></draw:line><draw:connector draw:style-name="gr16" draw:text-style-name="P86" draw:type="line" svg:x1="2.6008in" svg:y1="4.8in" svg:x2="5.6008in" svg:y2="4.8252in" draw:start-shape="id4" draw:start-glue-point="6" draw:end-shape="id6" draw:end-glue-point="3" svg:d="m6606 12192 7620 64" svg:viewBox="0 0 7622 65"><text:p/></draw:connector><draw:line draw:style-name="gr11" draw:text-style-name="P86" svg:x1="2.6004in" svg:y1="5.45in" svg:x2="2.6004in" svg:y2="4.8in"><text:p/></draw:line><draw:connector draw:style-name="gr7" draw:text-style-name="P86" svg:x1="7.1008in" svg:y1="6.4752in" svg:x2="7.1008in" svg:y2="3.3in" draw:start-shape="id13" draw:start-glue-point="1" draw:end-shape="id1" draw:end-glue-point="1" svg:d="m18036 16447h502v-8065h-502" svg:viewBox="0 0 504 8066"><text:p/></draw:connector><draw:line draw:style-name="gr2" draw:text-style-name="P86" svg:x1="0.1004in" svg:y1="3.3in" svg:x2="0.0004in" svg:y2="3.3in"><text:p/></draw:line><draw:line draw:style-name="gr2" draw:text-style-name="P86" svg:x1="0.0004in" svg:y1="0.1in" svg:x2="0.0004in" svg:y2="3.3in"><text:p/></draw:line><draw:line draw:style-name="gr7" draw:text-style-name="P86" svg:x1="0.0004in" svg:y1="0.1in" svg:x2="6.1004in" svg:y2="0.1in"><text:p/></draw:line></draw:g>Illustration <text:sequence text:ref-name="refIllustration2" text:name="Illustration" text:formula="ooow:Illustration+1" style:num-format="1">2</text:sequence>: 3 Layer Model: with Trusted Intermediary and Backend</text:p></draw:text-box></draw:frame><text:soft-page-break/></text:p>
      <text:p text:style-name="P54">bar</text:p>
      <text:p text:style-name="P20"/>
      <text:p text:style-name="P66"><text:span text:style-name="T47">policy kit example – extend implicit perms or choose when to prompt</text:span></text:p>
      <text:p text:style-name="P66"><text:span text:style-name="T47">have helper, policy daemon, service and app in different profiles. Helper uses apps security context, passes that to policy daemon, daemon uses that to check perms instead of uid auth. Service checks apps sec context passes it to auth daemon to verify permissions ...</text:span></text:p>
      <text:h text:style-name="P72" text:outline-level="3"><text:bookmark-start text:name="__RefHeading__4019_510320029"/>Extending Policy to support Trusted Helpers<text:bookmark-end text:name="__RefHeading__4019_510320029"/></text:h>
      <text:p text:style-name="P44"/>
      <text:p text:style-name="P44">- how to update policy blah, blah, blah</text:p>
      <text:p text:style-name="P44"/>
      <text:p text:style-name="P45"><text:span text:style-name="T31">- syntax</text:span></text:p>
      <text:p text:style-name="P45"><text:soft-page-break/><text:span text:style-name="T31">- underneath</text:span></text:p>
      <text:p text:style-name="P45"><text:span text:style-name="T31"><text:s text:c="2"/>- type, ordering of query</text:span></text:p>
      <text:p text:style-name="P44"/>
      <text:p text:style-name="P54"/>
      <text:p text:style-name="P55">- policy enforced by trusted app does not have to be done by apparmor</text:p>
      <text:p text:style-name="P55"><text:s text:c="2"/>- however then some communication enforcement can not be enforced</text:p>
      <text:p text:style-name="P55"><text:s text:c="2"/>- policy is split between different systems</text:p>
      <text:p text:style-name="P55"><text:s text:c="4"/>- better to keep policy in unified place</text:p>
      <text:p text:style-name="P55"><text:s text:c="4"/>- also this allows policy to leverage apparmor security labeling, so not just can X access Y, <text:s/>X can access Y if in state Z</text:p>
      <text:p text:style-name="P55"/>
      <text:p text:style-name="P56"/>
      <text:p text:style-name="P57">- trust app needs to track and deal with handle update/mediation.</text:p>
      <text:p text:style-name="P57">- provide api similar to what kernel uses to build labels and check them</text:p>
      <text:p text:style-name="P57">- api can cache perms or send the request directly to the kernel</text:p>
      <text:p text:style-name="P57">- don't have to necessarily directly pull the matching engine from the kernel, could just cache decisions, dependent on needs.</text:p>
      <text:p text:style-name="P57"/>
      <text:p text:style-name="P57">Need</text:p>
      <text:p text:style-name="P57">- label_insert(X) – look up or insert new label</text:p>
      <text:p text:style-name="P57">- label_insert_merge(X, Y) – lookup/insert new label that is merge of two</text:p>
      <text:p text:style-name="P57"/>
      <text:p text:style-name="P57">oh, ouch ordering problem for lookup – what to do when replace renames the profile?</text:p>
      <text:p text:style-name="P57">- regular replacement, removal and even revocation are not a problematic</text:p>
      <text:p text:style-name="P58">- for renaming replacement, have to build a new sorted label</text:p>
      <text:p text:style-name="P58"/>
      <text:p text:style-name="P12"><text:span text:style-name="T24">Eg </text:span><text:span text:style-name="T5">Multiple settings stored in a single db file</text:span></text:p>
      <text:p text:style-name="P59"/>
      <text:p text:style-name="P59">Mechanism, not policy</text:p>
      <text:p text:style-name="P59"/>
      <text:p text:style-name="P59">- backend</text:p>
      <text:p text:style-name="P59">- intermediary</text:p>
      <text:p text:style-name="P59">- intermediary + backend</text:p>
      <text:p text:style-name="P14">This loss of information means that mediation of thes</text:p>
      <text:p text:style-name="P14"/>
      <text:p text:style-name="P60">trusted helpers and namespaces</text:p>
      <text:p text:style-name="P60">- trusted helpers don't see or know they are in a different namespace</text:p>
      <text:p text:style-name="P60">- they treat all their requests as if every request is in the same namespace/profile. eg. Even if the helper and app are in the same username space with different profiles, and their system namespace profiles are different, the helper only makes it decision based on the usernamespace profile (it can't see the system)</text:p>
      <text:p text:style-name="P60">- if the trusted helper is in a system namespace it can see the request is coming from something from from a usernamespace and take that information into account</text:p>
      <text:p text:style-name="P61">instead of</text:p>
      <text:p text:style-name="P61"><text:s text:c="2"/>ipc socket,</text:p>
      <text:p text:style-name="P61"><text:s text:c="2"/>dbus foo,</text:p>
      <text:p text:style-name="P61"><text:s text:c="2"/>allow backend X</text:p>
      <text:p text:style-name="P61">we just have</text:p>
      <text:p text:style-name="P61"><text:s text:c="2"/>allow backend X</text:p>
      <text:p text:style-name="P62">allow gsetting foo write,</text:p>
      <text:p text:style-name="P62"><text:soft-page-break/>- dbus interface=gsettings method=set field=foo,</text:p>
      <text:p text:style-name="P62">- @{dbus_session} rw,</text:p>
      <text:p text:style-name="P62"/>
      <text:p text:style-name="P62">or</text:p>
      <text:p text:style-name="P62"/>
      <text:p text:style-name="P62">- gsettings field=foo w, </text:p>
      <text:p text:style-name="P62">- dbus interface=gsettings method=set field=foo,</text:p>
      <text:p text:style-name="P62">- @{dbus_session} rw,</text:p>
      <text:p text:style-name="P12"/>
      <text:p text:style-name="P60">- is there a case where we system namespace wants to ignore the usernamespace labeling?</text:p>
      <text:p text:style-name="P60"><text:s text:c="2"/>- almost certainly, infact probably most of the time.</text:p>
      <text:p text:style-name="P60"><text:s text:c="2"/>- in fact unless other wise specified all subnamespaces should probably be assumed to be allowed, that is for most rules, its only the labeling within the namespace that counts</text:p>
      <text:p text:style-name="P60"/>
      <text:p text:style-name="P60"/>
      <text:p text:style-name="P19"/>
      <text:p text:style-name="P12">- trusted apps and trusted intermediaries</text:p>
      <text:p text:style-name="P12">- policy extensions that are at the intermediary level not the system object level</text:p>
      <text:p text:style-name="P12"><text:s text:c="2"/>- intermediary rules can imply other rules, the set of rules that are implied can be abstracted</text:p>
      <text:p text:style-name="P63"><text:span text:style-name="T25"><text:s text:c="4"/>- this means policy isn't hard coding the how </text:span><text:span text:style-name="T26">(separate policy and mechanism)</text:span></text:p>
      <text:p text:style-name="P12"><text:s text:c="4"/>- this makes for smaller policy</text:p>
      <text:p text:style-name="P12">- policy needs to be able to be flexibly extended</text:p>
      <text:p text:style-name="P12"/>
      <text:h text:style-name="P82" text:outline-level="10"/>
      <text:p text:style-name="P20">Hrmm, stack needs to be a different permission than change_profile other wise, when setting up a confined parent.</text:p>
      <text:p text:style-name="P20"/>
      <text:p text:style-name="P20">Hrmm should domain transitions only affect the bottom layer of the stack?</text:p>
      <text:p text:style-name="P20">Or perhaps those in the same namespace.</text:p>
      <text:p text:style-name="P20"/>
      <text:p text:style-name="P20">From a system, user profile pov. You want each applying their profiles.</text:p>
      <text:list xml:id="list5481463961303397773" text:style-name="L2">
        <text:list-item>
          <text:p text:style-name="P64">Unless you are only going to treat the user in a broad stroke. <text:s/>Ie stick the user in a specific profile and not change it based on what the user runs.</text:p>
          <text:list>
            <text:list-item>
              <text:p text:style-name="P64">What of suid programs then?</text:p>
            </text:list-item>
          </text:list>
        </text:list-item>
      </text:list>
      <text:p text:style-name="P20"/>
      <text:p text:style-name="P20">From a container/chroot pov the transition does not change what is being done.</text:p>
      <text:list xml:id="list6231075565397671670" text:style-name="L3">
        <text:list-item>
          <text:p text:style-name="P65">this can be done with a custom profile that traps domain transitions (ix)</text:p>
          <text:list>
            <text:list-item>
              <text:p text:style-name="P65">we would need ix for change_hat, change_profile, stack?</text:p>
              <text:p text:style-name="P65"/>
            </text:list-item>
          </text:list>
        </text:list-item>
      </text:list>
      <text:p text:style-name="P20"/>
      <text:p text:style-name="P20"/>
      <text:p text:style-name="P67"><text:span text:style-name="T49">Network Iptables as an example of a trusted helper </text:span></text:p>
      <text:p text:style-name="P67"><text:span text:style-name="T4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Fine_20_Dashed" draw:display-name="Fine Dashed" draw:style="rect" draw:dots1="1" draw:dots1-length="0.1134in" draw:dots2="1" draw:dots2-length="0.1134in" draw:distance="0.1134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Text"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Johansen</meta:initial-creator>
    <meta:creation-date>2013-04-30T07:53:44</meta:creation-date>
    <dc:date>2013-05-23T02:27:24</dc:date>
    <dc:creator>John Johansen</dc:creator>
    <meta:editing-duration>P2DT22H20M52S</meta:editing-duration>
    <meta:editing-cycles>34</meta:editing-cycles>
    <meta:generator>LibreOffice/4.0.2.2$Linux_X86_64 LibreOffice_project/400m0$Build-2</meta:generator>
    <meta:document-statistic meta:table-count="0" meta:image-count="0" meta:object-count="0" meta:page-count="15" meta:paragraph-count="197" meta:word-count="3350" meta:character-count="20228" meta:non-whitespace-character-count="17023"/>
  </office:meta>
</office:document-meta>
</file>